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31.68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81.65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73.11mm"/>
    </style:style>
    <style:style style:name="co9" style:family="table-column">
      <style:table-column-properties fo:break-before="auto" style:column-width="50.45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28.03mm"/>
    </style:style>
    <style:style style:name="co12" style:family="table-column">
      <style:table-column-properties fo:break-before="auto" style:column-width="43.62mm"/>
    </style:style>
    <style:style style:name="co13" style:family="table-column">
      <style:table-column-properties fo:break-before="auto" style:column-width="56.07mm"/>
    </style:style>
    <style:style style:name="co14" style:family="table-column">
      <style:table-column-properties fo:break-before="auto" style:column-width="55.92mm"/>
    </style:style>
    <style:style style:name="co15" style:family="table-column">
      <style:table-column-properties fo:break-before="auto" style:column-width="20.32mm"/>
    </style:style>
    <style:style style:name="co16" style:family="table-column">
      <style:table-column-properties fo:break-before="auto" style:column-width="24.13mm"/>
    </style:style>
    <style:style style:name="co17" style:family="table-column">
      <style:table-column-properties fo:break-before="auto" style:column-width="121.99mm"/>
    </style:style>
    <style:style style:name="co18" style:family="table-column">
      <style:table-column-properties fo:break-before="auto" style:column-width="17.55mm"/>
    </style:style>
    <style:style style:name="co19" style:family="table-column">
      <style:table-column-properties fo:break-before="auto" style:column-width="19.74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87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81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1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23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6" style:family="table-cell" style:parent-style-name="Default" style:data-style-name="N0">
      <style:table-cell-properties fo:background-color="#ffffff" fo:border="0.06pt solid #000000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1002" table:default-cell-style-name="ce7"/>
        <table:table-column table:style-name="co23" table:default-cell-style-name="ce7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35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youth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1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2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axe,],attr_tier_2,wp_tier_2,knows_common|knows_athletics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axe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woodma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ong_bearded_ax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ong_bearded_axe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master_axemen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9" office:value-type="string" calcext:value-type="string">
            <text:p>tfg_armor| tfg_helm| 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_good, itm_north_skullcap, itm_north_nasal_helm_good,</text:p>
          </table:table-cell>
          <table:table-cell table:style-name="ce15" office:value-type="string" calcext:value-type="string">
            <text:p>itm_woodme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2_handed_axe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2|knows_power_draw_1|knows_ironflesh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 itm_axe_a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2|knows_power_draw_2|knows_power_strike_1|knows_ironflesh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9" office:value-type="string" calcext:value-type="string">
            <text:p>tfg_ranged| tfg_armor| tfg_helm|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 itm_north_leather_skullcap,</text:p>
          </table:table-cell>
          <table:table-cell table:style-name="ce15" office:value-type="string" calcext:value-type="string">
            <text:p>itm_woodman_scou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xe_a, itm_axe_b, 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3|knows_power_draw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],attr_tier_4,wp_tier_bow_5,knows_common|knows_athletics_3|knows_power_draw_2|knows_power_strike_2|knows_ironflesh_2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],attr_tier_4,wp_tier_bow_5,knows_common|knows_athletics_3|knows_power_draw_2|knows_power_strike_2|knows_ironflesh_2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ell_huntsmen_of_mirkwood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9" office:value-type="string" calcext:value-type="string">
            <text:p>tfg_ranged| 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elven_bow,itm_arrows,</text:p>
          </table:table-cell>
          <table:table-cell table:style-name="ce15" office:value-type="string" calcext:value-type="string">
            <text:p>itm_axe_c, itm_long_bearded_axe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10)|wp_melee(150)</text:p>
          </table:table-cell>
          <table:table-cell table:style-name="ce27" office:value-type="string" calcext:value-type="string">
            <text:p>knows_common|knows_athletics_4|knows_power_draw_3|knows_power_strike_3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],attr_tier_5,wp_archery(210)|wp_melee(150),knows_common|knows_athletics_4|knows_power_draw_3|knows_power_strike_3|knows_ironflesh_3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],attr_tier_5,wp_archery(210)|wp_melee(150),knows_common|knows_athletics_4|knows_power_draw_3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vale_man</text:p>
          </table:table-cell>
          <table:table-cell table:number-columns-repeated="2" table:style-name="ce3" office:value-type="string" calcext:value-type="string">
            <text:p>Beorning_Ma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itm_beorn_axe,itm_dwarf_sword_b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rohan_shoes,itm_beorn_staff,itm_beorn_axe,itm_dwarf_sword_b,],attr_tier_1,wp_tier_1,knows_common|knows_athletics_2|knows_power_strike_1|knows_ironflesh_2,beorn_face1,beorn_face2]," calcext:value-type="string">
            <text:p>["beorning_vale_man","Beorning_Man","Beorning_Man",tfg_armor| tfg_boots,0,0,fac_beorn,[itm_gondor_ranger_hood,itm_beorn_tunic,itm_rohan_shoes,itm_beorn_staff,itm_beorn_axe,itm_dwarf_sword_b,],attr_tier_1,wp_tier_1,knows_common|knows_athletics_2|knows_power_strike_1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1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9" office:value-type="string" calcext:value-type="string">
            <text:p>tfg_armor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padded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|tfg_shield,0,0,fac_beorn,[itm_north_skullcap, itm_beorn_padded,itm_rohan_shoes,itm_dwarf_sword_b,itm_beorn_shield,itm_north_round_shield,],attr_tier_3,wp_tier_3,knows_common|knows_athletics_2|knows_power_strike_2|knows_ironflesh_3,beorn_face1,beorn_face2]," calcext:value-type="string">
            <text:p>["beorning_tolltacker","Beorning_Toll-Taker","Beorning_Toll-Takers",tfg_armor| tfg_boots|tfg_shield,0,0,fac_beorn,[itm_north_skullcap, itm_beorn_padded,itm_rohan_shoes,itm_dwarf_sword_b,itm_beorn_shield,itm_north_round_shield,],attr_tier_3,wp_tier_3,knows_common|knows_athletics_2|knows_power_strike_2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 itm_beor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b,itm_dale_sword,</text:p>
          </table:table-cell>
          <table:table-cell table:style-name="ce15" office:value-type="string" calcext:value-type="string">
            <text:p>itm_beorn_shield,itm_beorn_shield_goo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4|knows_shield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a,itm_dwarf_sword_b,itm_dale_sword,itm_dale_sword_long,</text:p>
          </table:table-cell>
          <table:table-cell table:style-name="ce15" office:value-type="string" calcext:value-type="string">
            <text:p>itm_beorn_shield_goo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3|knows_ironflesh_5|knows_shield_5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3|knows_ironflesh_4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4|knows_power_strike_3|knows_ironflesh_4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strike_4|knows_ironflesh_6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5|knows_power_strike_4|knows_ironflesh_6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5|knows_power_strike_4|knows_ironflesh_6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9" office:value-type="string" calcext:value-type="string">
            <text:p>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berserk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power_strike_6|knows_ironflesh_8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7|knows_power_strike_6|knows_ironflesh_8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7|knows_power_strike_6|knows_ironflesh_8,beorn_face1,beorn_face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hield_bea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chie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_reward,</text:p>
          </table:table-cell>
          <table:table-cell table:style-name="ce15" office:value-type="string" calcext:value-type="string">
            <text:p>itm_beorn_shield_rewa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power_strike_4|knows_ironflesh_6|knows_shield_7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fur_coat, itm_blue_tunic, 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ale_pike, itm_dale_sword, itm_arrows,itm_short_bow,itm_axe_a,</text:p>
          </table:table-cell>
          <table:table-cell table:style-name="ce15" office:value-type="string" calcext:value-type="string">
            <text:p>itm_north_round_shield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vaegir_face_younger_1</text:p>
          </table:table-cell>
          <table:table-cell table:style-name="ce30" office:value-type="string" calcext:value-type="string">
            <text:p>vaegir_face_middle_2</text:p>
          </table:table-cell>
          <table:table-cell table:style-name="ce32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5" office:value-type="string" calcext:value-type="string">
            <text:p>itm_dale_light_a, itm_dale_light_a_good, itm_dale_med_b_bad, 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sword,itm_dale_pike, itm_axe_a, itm_axe_b, itm_axe_c,</text:p>
          </table:table-cell>
          <table:table-cell table:style-name="ce15" office:value-type="string" calcext:value-type="string">
            <text:p>itm_north_round_shield, itm_dale_shield_c, itm_dale_shield_a, 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middle_2</text:p>
          </table:table-cell>
          <table:table-cell table:style-name="ce32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</text:p>
          </table:table-cell>
          <table:table-cell table:style-name="ce15" office:value-type="string" calcext:value-type="string">
            <text:p><text:s/>itm_dale_light_a, itm_dale_light_a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regular_bow,</text:p>
          </table:table-cell>
          <table:table-cell table:style-name="ce15" office:value-type="string" calcext:value-type="string">
            <text:p>itm_dale_sword, itm_axe_a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ironflesh_1|knows_power_dra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" calcext:value-type="string">
            <text:p>["laketown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bowme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itm_dale_helmet_b,itm_dale_helmet_b, itm_dale_helmet_b_good, </text:p>
          </table:table-cell>
          <table:table-cell table:style-name="ce15" office:value-type="string" calcext:value-type="string">
            <text:p>itm_dale_med_b,itm_dale_med_b_bad,itm_dale_med_b_ok,itm_dale_med_b_bad,itm_dale_med_b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itm_axe_a, itm_axe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ironflesh_1|knows_power_draw_2|knows_athletics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" calcext:value-type="string">
            <text:p>["laketown_bowmen","Dale_Bowman","Dale_Bowmen"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itm_dale_helmet_c,</text:p>
          </table:table-cell>
          <table:table-cell table:style-name="ce15" office:value-type="string" calcext:value-type="string">
            <text:p>itm_dale_med_b_lordly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itm_axe_b, itm_axe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ironflesh_1|knows_power_draw_2|knows_athletics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2|knows_athletics_2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rding_bowmen_of_esgaroth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_good,itm_dale_helmet_c_good,</text:p>
          </table:table-cell>
          <table:table-cell table:style-name="ce15" office:value-type="string" calcext:value-type="string">
            <text:p>itm_dale_med_c,itm_dale_med_c_bad,itm_dale_med_c_good,itm_dale_med_c_cloak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_broad, itm_axe_d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60)|wp_melee(180)</text:p>
          </table:table-cell>
          <table:table-cell table:style-name="ce27" office:value-type="string" calcext:value-type="string">
            <text:p>knows_ironflesh_2|knows_power_draw_4|knows_power_strike_1|knows_athletics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" calcext:value-type="string">
            <text:p>["barding_bowmen_of_esgaroth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warrior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med_d_ba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</text:p>
          </table:table-cell>
          <table:table-cell table:style-name="ce15" office:value-type="string" calcext:value-type="string">
            <text:p>itm_dale_shield_a, itm_dale_shield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veteran_warrior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med_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itm_dale_sword_broad,itm_axe_d, </text:p>
          </table:table-cell>
          <table:table-cell table:style-name="ce15" office:value-type="string" calcext:value-type="string">
            <text:p>itm_dale_shield_b, 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rchwarde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e,</text:p>
          </table:table-cell>
          <table:table-cell table:style-name="ce15" office:value-type="string" calcext:value-type="string">
            <text:p>itm_dale_heavy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broad, itm_axe_d, </text:p>
          </table:table-cell>
          <table:table-cell table:style-name="ce15" office:value-type="string" calcext:value-type="string">
            <text:p>itm_dale_shield_b_good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pike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med_b_good,itm_dale_med_b_lordly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med_c, itm_dale_med_c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f,</text:p>
          </table:table-cell>
          <table:table-cell table:style-name="ce15" office:value-type="string" calcext:value-type="string">
            <text:p>itm_dale_heavy_b,itm_dale_heavy_b_good, itm_dale_heavy_b_pelt, itm_dale_heavy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ironflesh_5|knows_power_strike_4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" calcext:value-type="string">
            <text:p>["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squire_or_dale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dale_light_b, itm_dale_light_b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pike,itm_dale_sword_long,</text:p>
          </table:table-cell>
          <table:table-cell table:style-name="ce15" office:value-type="string" calcext:value-type="string">
            <text:p>itm_north_round_shield,itm_beorn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riding_2|knows_athletics_1|knows_ironflesh_1|knows_shield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dale_light_b_good, itm_dale_light_b_rein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itm_beorn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riding_4|knows_athletics_1|knows_ironflesh_1|knows_power_strike_1|knows_shield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_good, itm_north_skullcap, itm_north_nasal_helm, itm_north_skullcap_good,</text:p>
          </table:table-cell>
          <table:table-cell table:style-name="ce15" office:value-type="string" calcext:value-type="string">
            <text:p>itm_dale_med_a_bad, itm_dale_med_a, 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horse,itm_dale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5|knows_ironflesh_2|knows_power_strike_2|knows_shield_4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irions_guard_of_dale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9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itm_north_skullcap_good,</text:p>
          </table:table-cell>
          <table:table-cell table:style-name="ce15" office:value-type="string" calcext:value-type="string">
            <text:p>itm_dale_med_a_good,itm_dale_med_a_lordly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long, itm_javelin, itm_javelin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8|knows_shield_5|knows_ironflesh_3|knows_power_strike_3|knows_power_throw_6|knows_horse_archery_5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" calcext:value-type="string">
            <text:p>["girions_guard_of_dale","Rhovanion_Marchwarden","Rhovanion_Marchwardens"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 itm_north_nasal_helm_good,</text:p>
          </table:table-cell>
          <table:table-cell table:style-name="ce15" office:value-type="string" calcext:value-type="string">
            <text:p>itm_dale_heavy_c,itm_dale_heavy_c_good, </text:p>
          </table:table-cell>
          <table:table-cell table:style-name="ce15" office:value-type="string" calcext:value-type="string">
            <text:p>itm_leather_gloves,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dwarf_shield_c, itm_dwarf_shield_c_good,</text:p>
          </table:table-cell>
          <table:table-cell table:style-name="ce15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7|knows_shield_6|knows_ironflesh_4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9" office:value-type="string" calcext:value-type="string">
            <text:p>tf_evil_man| tf_mount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hortsword,</text:p>
          </table:table-cell>
          <table:table-cell table:style-name="ce15" office:value-type="string" calcext:value-type="string">
            <text:p>itm_arrows,itm_hunting_bow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riding_3|knows_power_draw_2|knows_horse_archery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9" office:value-type="string" calcext:value-type="string">
            <text:p>tf_evil_man| tf_mounted| tfg_boots| tfg_armor| tfg_horse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falchion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riding_5|knows_power_draw_3|knows_ironflesh_1|knows_horse_archery_4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9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9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l,itm_rhun_helm_i,itm_rhun_helm_j,</text:p>
          </table:table-cell>
          <table:table-cell table:style-name="ce15" office:value-type="string" calcext:value-type="string">
            <text:p>itm_rhun_armor_o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itm_rhun_bull1_shield,itm_rhun_bull2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a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9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9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e,itm_rhun_horse_f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shortsword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glaive,itm_rhun_greatfalchion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ironflesh_1|knows_power_strike_1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itm_rhun_helm_i,</text:p>
          </table:table-cell>
          <table:table-cell table:style-name="ce15" office:value-type="string" calcext:value-type="string">
            <text:p>itm_rhun_armor_j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laive,itm_rhun_greatfalchion,itm_rhun_battleaxe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fantry_of_the_ox</text:p>
          </table:table-cell>
          <table:table-cell table:style-name="ce3" office:value-type="string" calcext:value-type="string">
            <text:p>Infantryman_of_the_Ox</text:p>
          </table:table-cell>
          <table:table-cell table:style-name="ce3" office:value-type="string" calcext:value-type="string">
            <text:p>Infantry_of_the_Ox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reataxe,itm_rhun_battleaxe,itm_rhun_greatsword,</text:p>
          </table:table-cell>
          <table:table-cell table:style-name="ce15" office:value-type="string" calcext:value-type="string">
            <text:p>itm_rhun_bull2_shield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b,itm_rhun_horse_d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power_strike_1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n,itm_rhun_armor_h,itm_rhun_armor_g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bull1_shield,itm_rhun_bull2_shield,</text:p>
          </table:table-cell>
          <table:table-cell table:style-name="ce15" office:value-type="string" calcext:value-type="string">
            <text:p>itm_rhun_horse_b,itm_rhun_horse_e,itm_rhun_horse_f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b,itm_rhun_helm_g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sword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n,itm_rhun_helm_o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falchion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1_dwarven_apprentice</text:p>
          </table:table-cell>
          <table:table-cell table:style-name="ce5" office:value-type="string" calcext:value-type="string">
            <text:p>Apprentice-dwarf</text:p>
          </table:table-cell>
          <table:table-cell table:style-name="ce5" office:value-type="string" calcext:value-type="string">
            <text:p>Apprentice-dwarve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8" office:value-type="string" calcext:value-type="string">
            <text:p>attr_dwarf_tier_1</text:p>
          </table:table-cell>
          <table:table-cell table:style-name="ce28" office:value-type="string" calcext:value-type="string">
            <text:p>wp_dwarf_tier_1</text:p>
          </table:table-cell>
          <table:table-cell table:style-name="ce28" office:value-type="string" calcext:value-type="string">
            <text:p>knows_common_dwarf|knows_ironflesh_1|knows_power_strike_1</text:p>
          </table:table-cell>
          <table:table-cell table:style-name="ce31" office:value-type="string" calcext:value-type="string">
            <text:p>dwarf_face_2</text:p>
          </table:table-cell>
          <table:table-cell table:style-name="ce31" office:value-type="string" calcext:value-type="string">
            <text:p>dwarf_face_3</text:p>
          </table:table-cell>
          <table:table-cell table:style-name="ce33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2_dwarven_warrior</text:p>
          </table:table-cell>
          <table:table-cell table:style-name="ce5" office:value-type="string" calcext:value-type="string">
            <text:p>Warrior-dwarf</text:p>
          </table:table-cell>
          <table:table-cell table:style-name="ce5" office:value-type="string" calcext:value-type="string">
            <text:p>Warrio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1|knows_power_throw_2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ven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i2_dwarven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3_dwarven_hardened_warrior</text:p>
          </table:table-cell>
          <table:table-cell table:style-name="ce5" office:value-type="string" calcext:value-type="string">
            <text:p>Hardened_Warrior-dwarf</text:p>
          </table:table-cell>
          <table:table-cell table:style-name="ce5" office:value-type="string" calcext:value-type="string">
            <text:p>Hardened_Warrior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2|knows_power_throw_2|knows_ironflesh_3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ven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4_dwarven_spearman</text:p>
          </table:table-cell>
          <table:table-cell table:style-name="ce5" office:value-type="string" calcext:value-type="string">
            <text:p>Spear-dwarf</text:p>
          </table:table-cell>
          <table:table-cell table:style-name="ce5" office:value-type="string" calcext:value-type="string">
            <text:p>Spea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b, 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3|knows_power_strike_4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ven_spearman&quot;,&quot;Spear-dwarf&quot;,&quot;Spear-dwarves&quot;,tf_dwarf| tfg_armor| tfg_shield| tfg_helm| tfg_boots,0,0,fac_dwarf,[itm_dwarf_helm_coif_lordly, itm_dwarf_helm_kettle, itm_dwarf_helm_round,itm_dwarf_armor_b, 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i4_dwarven_spearman","Spear-dwarf","Spear-dwarves",tf_dwarf| tfg_armor| tfg_shield| tfg_helm| tfg_boots,0,0,fac_dwarf,[itm_dwarf_helm_coif_lordly, itm_dwarf_helm_kettle, itm_dwarf_helm_round,itm_dwarf_armor_b, 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5_dwarven_pikeman</text:p>
          </table:table-cell>
          <table:table-cell table:style-name="ce5" office:value-type="string" calcext:value-type="string">
            <text:p>Pike-dwarf</text:p>
          </table:table-cell>
          <table:table-cell table:style-name="ce5" office:value-type="string" calcext:value-type="string">
            <text:p>Pik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4|knows_power_strike_5|knows_ironflesh_4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ven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i5_dwarven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6_dwarven_longpikeman</text:p>
          </table:table-cell>
          <table:table-cell table:style-name="ce5" office:value-type="string" calcext:value-type="string">
            <text:p>Longpike_Dwarf</text:p>
          </table:table-cell>
          <table:table-cell table:style-name="ce5" office:value-type="string" calcext:value-type="string">
            <text:p>Longpike_Dwarves</text:p>
          </table:table-cell>
          <table:table-cell table:style-name="ce10" office:value-type="string" calcext:value-type="string">
            <text:p>tf_dwarf| tfg_armor| tfg_shield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6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ven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i6_dwarven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4_dwarven_axeman</text:p>
          </table:table-cell>
          <table:table-cell table:style-name="ce5" office:value-type="string" calcext:value-type="string">
            <text:p>Axedwarf</text:p>
          </table:table-cell>
          <table:table-cell table:style-name="ce5" office:value-type="string" calcext:value-type="string">
            <text:p>Axe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throw_2|knows_power_strike_5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ven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ven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5_dwarven_expert_axeman</text:p>
          </table:table-cell>
          <table:table-cell table:style-name="ce5" office:value-type="string" calcext:value-type="string">
            <text:p>Expert_Axedwarf</text:p>
          </table:table-cell>
          <table:table-cell table:style-name="ce5" office:value-type="string" calcext:value-type="string">
            <text:p>Expert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a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throw_4|knows_power_strike_6|knows_ironflesh_4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ven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ven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6_longbeard_axeman</text:p>
          </table:table-cell>
          <table:table-cell table:style-name="ce5" office:value-type="string" calcext:value-type="string">
            <text:p>Longbeard_Axedwarf</text:p>
          </table:table-cell>
          <table:table-cell table:style-name="ce5" office:value-type="string" calcext:value-type="string">
            <text:p>Longbeard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 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i6_longbeard_axeman","Longbeard_Axedwarf","Longbeard_Axedwarves",tf_dwarf| tfg_armor| tfg_gloves| tfg_shield| tfg_helm| tfg_boots,0,0,fac_dwarf,[itm_dwarf_helm_sallet_lordly,itm_leather_dwarf_armor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2_dwarven_lookout</text:p>
          </table:table-cell>
          <table:table-cell table:style-name="ce5" office:value-type="string" calcext:value-type="string">
            <text:p>Lookout-dwarf</text:p>
          </table:table-cell>
          <table:table-cell table:style-name="ce5" office:value-type="string" calcext:value-type="string">
            <text:p>Lookout-dwarves</text:p>
          </table:table-cell>
          <table:table-cell table:style-name="ce10" office:value-type="string" calcext:value-type="string">
            <text:p>tf_dwarf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 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1</text:p>
          </table:table-cell>
          <table:table-cell table:style-name="ce28" office:value-type="string" calcext:value-type="string">
            <text:p>knows_common_dwarf|knows_athletics_1|knows_power_draw_1|knows_power_strike_1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dwarf_tier_1,knows_common_dwarf|knows_athletics_1|knows_power_draw_1|knows_power_strike_1|knows_ironflesh_1,dwarf_face_1,dwarf_face_2]," calcext:value-type="string">
            <text:p>["a2_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dwarf_tier_1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3_dwarven_scout</text:p>
          </table:table-cell>
          <table:table-cell table:style-name="ce5" office:value-type="string" calcext:value-type="string">
            <text:p>Scout-dwarf</text:p>
          </table:table-cell>
          <table:table-cell table:style-name="ce5" office:value-type="string" calcext:value-type="string">
            <text:p>Scout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_lordly,itm_dwarf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2|knows_power_draw_2|knows_power_strike_2|knows_ironflesh_2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ven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2|knows_power_draw_2|knows_power_strike_2|knows_ironflesh_2,dwarf_face_4,dwarf_face_5]," calcext:value-type="string">
            <text:p>["a3_dwarven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2|knows_power_draw_2|knows_power_strike_2|knows_ironflesh_2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4_dwarven_bowman</text:p>
          </table:table-cell>
          <table:table-cell table:style-name="ce5" office:value-type="string" calcext:value-type="string">
            <text:p>Bow-dwarf</text:p>
          </table:table-cell>
          <table:table-cell table:style-name="ce5" office:value-type="string" calcext:value-type="string">
            <text:p>Bow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3|knows_power_draw_3|knows_power_strike_3|knows_ironflesh_3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ven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3|knows_power_draw_3|knows_power_strike_3|knows_ironflesh_3,dwarf_face_4,dwarf_face_5]," calcext:value-type="string">
            <text:p>["a4_dwarven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3|knows_power_draw_3|knows_power_strike_3|knows_ironflesh_3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6_dwarven_longaxeman</text:p>
          </table:table-cell>
          <table:table-cell table:style-name="ce5" office:value-type="string" calcext:value-type="string">
            <text:p>Longaxe Dwarf</text:p>
          </table:table-cell>
          <table:table-cell table:style-name="ce5" office:value-type="string" calcext:value-type="string">
            <text:p>Longaxe Dwarves</text:p>
          </table:table-cell>
          <table:table-cell table:style-name="ce10" office:value-type="string" calcext:value-type="string">
            <text:p>tf_dwarf| tfg_armor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6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ven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" calcext:value-type="string">
            <text:p>["i6_dwarven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3_iron_hills_warrior</text:p>
          </table:table-cell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s</text:p>
          </table:table-cell>
          <table:table-cell table:style-name="ce10" office:value-type="string" calcext:value-type="string">
            <text:p>tf_dwarf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itm_leather_dwarf_armor_b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3|knows_ironflesh_2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2_iron_hills_miner</text:p>
          </table:table-cell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2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4_iron_hills_infantry</text:p>
          </table:table-cell>
          <table:table-cell table:number-columns-repeated="2" table:style-name="ce5" office:value-type="string" calcext:value-type="string">
            <text:p>Iron_Hills_Infantry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</text:p>
          </table:table-cell>
          <table:table-cell table:style-name="ce16" office:value-type="string" calcext:value-type="string">
            <text:p>itm_dwarf_vest_b, itm_leather_dwarf_armor_b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strike_3|knows_ironflesh_3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 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 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5_iron_hills_battle_infantry</text:p>
          </table:table-cell>
          <table:table-cell table:style-name="ce5" office:value-type="string" calcext:value-type="string">
            <text:p>Iron_Hills_Battle-dwarf</text:p>
          </table:table-cell>
          <table:table-cell table:style-name="ce5" office:value-type="string" calcext:value-type="string">
            <text:p>Iron_Hills_Battl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itm_dwarf_vest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strike_4|knows_ironflesh_5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infantry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" calcext:value-type="string">
            <text:p>["i5_iron_hills_battle_infantry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6_grors_guard</text:p>
          </table:table-cell>
          <table:table-cell table:style-name="ce5" office:value-type="string" calcext:value-type="string">
            <text:p>Gror's_Guard</text:p>
          </table:table-cell>
          <table:table-cell table:style-name="ce5" office:value-type="string" calcext:value-type="string">
            <text:p>Gror's_Guard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7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" calcext:value-type="string">
            <text:p>["i6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commoner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gon_jerkin,itm_tld_tunic,</text:p>
          </table:table-cell>
          <table:table-cell table:style-name="ce20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hunting_bow,itm_metal_scraps_bad,itm_metal_scraps_medium,itm_metal_scraps_good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militiame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gon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itm_gondor_short_sword,itm_good_mace,</text:p>
          </table:table-cell>
          <table:table-cell table:style-name="ce15" office:value-type="string" calcext:value-type="string">
            <text:p>itm_gondor_arrows,itm_gon_tab_shield_a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en_of_gondor</text:p>
          </table:table-cell>
          <table:table-cell table:style-name="ce3" office:value-type="string" calcext:value-type="string">
            <text:p>Footman_of_Gondor</text:p>
          </table:table-cell>
          <table:table-cell table:style-name="ce8" office:value-type="string" calcext:value-type="string">
            <text:p>Foot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light_helm,</text:p>
          </table:table-cell>
          <table:table-cell table:style-name="ce15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4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pearmen</text:p>
          </table:table-cell>
          <table:table-cell table:style-name="ce6" table:number-columns-repeated="12"/>
          <table:table-cell table:style-name="ce26"/>
          <table:table-cell table:style-name="ce6" table:number-columns-repeated="5"/>
          <table:table-cell table:style-name="ce34"/>
          <table:table-cell table:style-name="ce34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6" table:number-columns-repeated="1003"/>
        </table:table-row>
        <table:table-row table:style-name="ro1">
          <table:table-cell table:style-name="ce3" office:value-type="string" calcext:value-type="string">
            <text:p>gondor_spearme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pearme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5" office:value-type="string" calcext:value-type="string">
            <text:p>itm_gondor_shield_a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wordsmen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4"/>
          <table:table-cell table:style-name="ce34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swordsme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wordsme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ordsmen_of_the_tower_guard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Noble Line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4"/>
          <table:table-cell table:style-name="ce34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nobleme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9" office:value-type="string" calcext:value-type="string">
            <text:p>tf_gondor| tf_mounted| tfg_helm| tfg_armor| tfg_boots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/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strike_1|knows_riding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5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4|knows_shield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5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6|knows_shield_4|knows_power_strike_6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Archers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4"/>
          <table:table-cell table:style-name="ce34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6" table:number-columns-repeated="1003"/>
        </table:table-row>
        <table:table-row table:style-name="ro1">
          <table:table-cell table:style-name="ce3" office:value-type="string" calcext:value-type="string">
            <text:p>bowmen_of_gondor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power_dra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5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citadel_swo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pecial Denethor Guards (only for scene)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9" office:value-type="string" calcext:value-type="string">
            <text:p>tf_gondor| tfg_range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archery(170)|wp(170)</text:p>
          </table:table-cell>
          <table:table-cell table:style-name="ce27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gon_ranger_cloak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(220)</text:p>
          </table:table-cell>
          <table:table-cell table:style-name="ce27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_mask,</text:p>
          </table:table-cell>
          <table:table-cell table:style-name="ce15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melee(320)|wp_archery(300)</text:p>
          </table:table-cell>
          <table:table-cell table:style-name="ce27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9" office:value-type="string" calcext:value-type="string">
            <text:p>tf_gondor| tfg_ranged| tfg_shiel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7</text:p>
          </table:table-cell>
          <table:table-cell table:style-name="ce27" office:value-type="string" calcext:value-type="string">
            <text:p>wp_tier_7</text:p>
          </table:table-cell>
          <table:table-cell table:style-name="ce27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ssarnach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cloth_cap,</text:p>
          </table:table-cell>
          <table:table-cell table:style-name="ce15" office:value-type="string" calcext:value-type="string">
            <text:p>itm_lossarnach_shirt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throw_3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_axeman_of_lossarnach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5" office:value-type="string" calcext:value-type="string">
            <text:p>itm_lossarnach_vet_axe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power_throw_4|knows_athletics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9" office:value-type="string" calcext:value-type="string">
            <text:p>tf_gondor| tfg_shield| tfg_armor| tfg_helm| tfg_boots| tfg_glove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ssarnach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4|knows_power_throw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wo_handed(320)|wp(200)</text:p>
          </table:table-cell>
          <table:table-cell table:style-name="ce27" office:value-type="string" calcext:value-type="string">
            <text:p>knows_common|knows_athletics_5|knows_power_strike_7|knows_ironflesh_5|knows_power_throw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ssarnach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4"/>
          <table:table-cell table:style-name="ce34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pel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 office:value-type="string" calcext:value-type="string">
            <text:p>itm_shortened_spear,itm_gondor_javelin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draw_2|knows_power_thro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5|knows_power_draw_5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5" office:value-type="string" calcext:value-type="string">
            <text:p>itm_pel_marine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5" office:value-type="string" calcext:value-type="string">
            <text:p>itm_pelargir_eket,itm_gon_tab_shield_a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5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_footman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b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heavy,</text:p>
          </table:table-cell>
          <table:table-cell table:style-name="ce15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9" office:value-type="string" calcext:value-type="string">
            <text:p>tf_gondor| tfg_ranged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argir_marine_leader,</text:p>
          </table:table-cell>
          <table:table-cell table:style-name="ce15"/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medon</text:p>
          </table:table-cell>
          <table:table-cell table:style-name="ce6" table:number-columns-repeated="18"/>
          <table:table-cell table:style-name="ce34"/>
          <table:table-cell table:style-name="ce34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5" office:value-type="string" calcext:value-type="string">
            <text:p>itm_gondor_arrows,itm_gondor_javelin,itm_gondor_javelin,itm_short_bow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9" office:value-type="string" calcext:value-type="string">
            <text:p>tf_gondor| tfg_shield| tfg_armor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amedon_hood,</text:p>
          </table:table-cell>
          <table:table-cell table:style-name="ce15" office:value-type="string" calcext:value-type="string">
            <text:p>itm_lamedon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spear,itm_loss_axe,itm_loss_axe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veter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itm_gondor_spear,itm_gondor_sword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5" table:number-columns-repeated="2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5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9" office:value-type="string" calcext:value-type="string">
            <text:p>tf_gondor| tf_mounted | tfg_gloves| tfg_shield| tfg_horse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amedon_helm,</text:p>
          </table:table-cell>
          <table:table-cell table:style-name="ce15" office:value-type="string" calcext:value-type="string">
            <text:p>itm_lamed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6|knows_ironflesh_7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medon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nnath Gelin</text:p>
          </table:table-cell>
          <table:table-cell table:style-name="ce6" table:number-columns-repeated="6"/>
          <table:table-cell table:style-name="ce18"/>
          <table:table-cell table:style-name="ce6" table:number-columns-repeated="3"/>
          <table:table-cell table:style-name="ce18"/>
          <table:table-cell table:style-name="ce6" table:number-columns-repeated="7"/>
          <table:table-cell table:style-name="ce34"/>
          <table:table-cell table:style-name="ce34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power_throw_1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spearman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9" office:value-type="string" calcext:value-type="string">
            <text:p>tf_gondor|tf_mounted|tfg_shield| tfg_armor| tfg_helm| tfg_boots|tfg_hor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warrior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od_mace,</text:p>
          </table:table-cell>
          <table:table-cell table:style-name="ce17" office:value-type="string" calcext:value-type="string">
            <text:p>itm_gon_tab_shield_a,</text:p>
          </table:table-cell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riding_5|knows_power_strike_3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9" office:value-type="string" calcext:value-type="string">
            <text:p>tf_gondor|tf_mounted| tfg_gloves| tfg_shield| tfg_armor| tfg_helm| tfg_boots|tfg_hor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22" office:value-type="string" calcext:value-type="string">
            <text:p>itm_good_mace,itm_gondor_lance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riding_6|knows_power_strike_4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strike_4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power_strike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itm_gondor_auxila_helm,</text:p>
          </table:table-cell>
          <table:table-cell table:style-name="ce15" office:value-type="string" calcext:value-type="string">
            <text:p>itm_pinnath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5|knows_power_strike_5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root Vale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vale_archer</text:p>
          </table:table-cell>
          <table:table-cell table:number-columns-repeated="2" table:style-name="ce3" office:value-type="string" calcext:value-type="string">
            <text:p>Hunter_of_Blackroot_Vale</text:p>
          </table:table-cell>
          <table:table-cell table:style-name="ce9" office:value-type="string" calcext:value-type="string">
            <text:p>tf_gondor| <text:s/>tfg_armor| <text:s/>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blackroot_vale_archer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blackroot_vale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5|knows_power_draw_3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5" office:value-type="string" calcext:value-type="string">
            <text:p>itm_blackroot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lead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5" office:value-type="string" calcext:value-type="string">
            <text:p>itm_blackroot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_tab_shield_c,itm_gondor_spear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melee(200)|wp_archery(200)</text:p>
          </table:table-cell>
          <table:table-cell table:style-name="ce27" office:value-type="string" calcext:value-type="string">
            <text:p>knows_common|knows_athletics_7|knows_power_draw_5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ol Amroth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youth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9" office:value-type="string" calcext:value-type="string">
            <text:p>tf_gondor| tfg_armor| tfg_shield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5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dolamroth_helm,</text:p>
          </table:table-cell>
          <table:table-cell table:style-name="ce15" office:value-type="string" calcext:value-type="string">
            <text:p>itm_dol_padded_coa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ol_shoes,</text:p>
          </table:table-cell>
          <table:table-cell table:style-name="ce15" office:value-type="string" calcext:value-type="string">
            <text:p>itm_gondor_lance,itm_amroth_sword_a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2|knows_power_strike_2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9" office:value-type="string" calcext:value-type="string">
            <text:p>tf_gondor| tf_mounted| tfg_gloves| tfg_shield| tfg_armor| tfg_helm| tfg_horse| tfg_boots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5" office:value-type="string" calcext:value-type="string">
            <text:p>itm_dol_hauberk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4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heavy_mail,itm_dol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5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(360)</text:p>
          </table:table-cell>
          <table:table-cell table:style-name="ce27" office:value-type="string" calcext:value-type="string">
            <text:p>knows_common|knows_riding_8|knows_shield_4|knows_power_strike_8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9" office:value-type="string" calcext:value-type="string">
            <text:p>tf_lorien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/>
          <table:table-cell table:style-name="ce15" office:value-type="string" calcext:value-type="string">
            <text:p>itm_lorien_archer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9" office:value-type="string" calcext:value-type="string">
            <text:p>tf_lorien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draw_4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9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a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4|knows_power_strike_3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e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round_shield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shield_c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7|knows_shield_1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9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c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5" office:value-type="string" calcext:value-type="string">
            <text:p>itm_lorien_sword_a,itm_lorien_round_shield,</text:p>
          </table:table-cell>
          <table:table-cell table:style-name="ce15" office:value-type="string" calcext:value-type="string">
            <text:p>itm_lorien_warhorse,</text:p>
          </table:table-cell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9" office:value-type="string" calcext:value-type="string">
            <text:p>tf_lorien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4|knows_power_draw_4|knows_power_strike_2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3|knows_power_strike_5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5|knows_power_draw_6|knows_power_strike_8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d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c,itm_lorien_shield_c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3|knows_power_draw_3|knows_power_strike_7|knows_ironflesh_10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regular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Bowman</text:p>
          </table:table-cell>
          <table:table-cell table:style-name="ce3" office:value-type="string" calcext:value-type="string">
            <text:p>Greenwood_Bowmen</text:p>
          </table:table-cell>
          <table:table-cell table:style-name="ce9" office:value-type="string" calcext:value-type="string">
            <text:p>tf_woodelf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5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marksman</text:p>
          </table:table-cell>
          <table:table-cell table:style-name="ce3" office:value-type="string" calcext:value-type="string">
            <text:p>Thranduil's_Royal_Marksman</text:p>
          </table:table-cell>
          <table:table-cell table:style-name="ce3" office:value-type="string" calcext:value-type="string">
            <text:p>Thranduil's_Royal_Marksmen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rkwood_guardsman</text:p>
          </table:table-cell>
          <table:table-cell table:style-name="ce3" office:value-type="string" calcext:value-type="string">
            <text:p>Greenwood_Guardsman</text:p>
          </table:table-cell>
          <table:table-cell table:style-name="ce3" office:value-type="string" calcext:value-type="string">
            <text:p>Greenwood_Guardsmen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5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pearman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9" office:value-type="string" calcext:value-type="string">
            <text:p>tf_woodelf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sword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pearman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light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sword,</text:p>
          </table:table-cell>
          <table:table-cell table:style-name="ce15" office:value-type="string" calcext:value-type="string">
            <text:p>itm_mirkwood_spear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3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royal_spearman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5" office:value-type="string" calcext:value-type="string">
            <text:p>itm_mirkwood_war_spear,</text:p>
          </table:table-cell>
          <table:table-cell table:style-name="ce15" office:value-type="string" calcext:value-type="string">
            <text:p>itm_mirkwood_spear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3|knows_power_strike_5|knows_ironflesh_5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swordsman</text:p>
          </table:table-cell>
          <table:table-cell table:style-name="ce3" office:value-type="string" calcext:value-type="string">
            <text:p>Thranduil's_Royal_Swordsman</text:p>
          </table:table-cell>
          <table:table-cell table:style-name="ce3" office:value-type="string" calcext:value-type="string">
            <text:p>Thranduil's_Royal_Swords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sword,</text:p>
          </table:table-cell>
          <table:table-cell table:style-name="ce15" office:value-type="string" calcext:value-type="string">
            <text:p>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spearman</text:p>
          </table:table-cell>
          <table:table-cell table:style-name="ce3" office:value-type="string" calcext:value-type="string">
            <text:p>Thranduil's_Royal_Spearman</text:p>
          </table:table-cell>
          <table:table-cell table:style-name="ce3" office:value-type="string" calcext:value-type="string">
            <text:p>Thranduil's_Royal_Spear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4|knows_power_draw_6|knows_power_strike_4|knows_ironflesh_10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2|knows_power_strike_2|knows_power_draw_3|knows_power_strike_4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9" office:value-type="string" calcext:value-type="string">
            <text:p>tf_imladris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23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5|knows_power_draw_4|knows_power_strike_3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5|knows_power_draw_5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1h_sword,itm_riv_shield_a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9" office:value-type="string" calcext:value-type="string">
            <text:p>tf_imladri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light_in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5|knows_power_draw_4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5" office:value-type="string" calcext:value-type="string">
            <text:p>itm_riv_armor_m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23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5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spear,itm_riv_1h_sword,itm_riv_bas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6|knows_power_strike_7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9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5" office:value-type="string" calcext:value-type="string">
            <text:p>itm_riv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5|knows_athletics_5|knows_power_draw_5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9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strong_bow,itm_elven_arrows,</text:p>
          </table:table-cell>
          <table:table-cell table:style-name="ce15" office:value-type="string" calcext:value-type="string">
            <text:p>itm_riv_1h_sword,itm_riv_bas_sword,itm_riv_shield_b,itm_riv_spear,itm_riv_riding_sword,</text:p>
          </table:table-cell>
          <table:table-cell table:style-name="ce15" office:value-type="string" calcext:value-type="string">
            <text:p>itm_riv_warhorse2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imladris_banner,</text:p>
          </table:table-cell>
          <table:table-cell table:style-name="ce15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3|knows_power_draw_6|knows_power_strike_6|knows_ironflesh_10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9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power_draw_3|knows_power_strike_1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2|knows_power_draw_3|knows_power_strike_4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9" office:value-type="string" calcext:value-type="string">
            <text:p>tf_dunedai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c,</text:p>
          </table:table-cell>
          <table:table-cell table:style-name="ce15" office:value-type="string" calcext:value-type="string">
            <text:p>itm_arnor_armor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a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6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c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5|knows_power_strike_7|knows_ironflesh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9" office:value-type="string" calcext:value-type="string">
            <text:p>tf_dunedain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a,</text:p>
          </table:table-cell>
          <table:table-cell table:style-name="ce15" office:value-type="string" calcext:value-type="string">
            <text:p>itm_arnor_shield_c,</text:p>
          </table:table-cell>
          <table:table-cell table:style-name="ce15" office:value-type="string" calcext:value-type="string">
            <text:p>itm_dunedain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4|knows_athletics_4|knows_power_draw_3|knows_power_strike_6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9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lance,</text:p>
          </table:table-cell>
          <table:table-cell table:style-name="ce25" office:value-type="string" calcext:value-type="string">
            <text:p>itm_arnor_sword_c,itm_arnor_shield_c,</text:p>
          </table:table-cell>
          <table:table-cell table:style-name="ce15" office:value-type="string" calcext:value-type="string">
            <text:p>itm_arnor_warhorse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5|knows_athletics_5|knows_power_strike_7|knows_ironflesh_5|knows_power_draw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melee(280)|wp_archery(240)</text:p>
          </table:table-cell>
          <table:table-cell table:style-name="ce27" office:value-type="string" calcext:value-type="string">
            <text:p>knows_common|knows_athletics_6|knows_power_draw_4|knows_power_strike_4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melee(310)|wp_archery(270)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itm_arnor_swor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360)|wp_archery(300)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20"/>
          <table:table-cell table:number-columns-repeated="1003"/>
        </table:table-row>
        <table:table-row table:style-name="ro1"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9"/>
          <table:table-cell table:style-name="ce15" office:value-type="string" calcext:value-type="string">
            <text:p>itm_rohan_recruit_bad, itm_rohan_recruit, itm_rohan_recruit_good, 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rohirrim_short_axe,itm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itm_saddle_horse,</text:p>
          </table:table-cell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rohan_youth&quot;,&quot;Rohan_Youth&quot;,&quot;Rohan_Youths&quot;,tf_rohan| tfg_armor| tfg_boots,0,0,fac_rohan,[itm_rohan_recruit_bad, itm_rohan_recruit, itm_rohan_recruit_good, itm_rohan_shoes,itm_rohirrim_short_axe,itm_spear,itm_metal_scraps_bad,itm_metal_scraps_medium,itm_metal_scraps_good,itm_saddle_horse,],attr_tier_1,wp_tier_1,knows_common,rohan_face_younger_1,rohan_face_middle_2]," calcext:value-type="string">
            <text:p>["rohan_youth","Rohan_Youth","Rohan_Youths",tf_rohan| tfg_armor| tfg_boots,0,0,fac_rohan,[itm_rohan_recruit_bad, itm_rohan_recruit, itm_rohan_recruit_good, 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_bad,itm_rohan_light_helmet_b_bad,</text:p>
          </table:table-cell>
          <table:table-cell table:style-name="ce15" office:value-type="string" calcext:value-type="string">
            <text:p>itm_rohan_recruit, itm_rohan_recruit_good, itm_rohan_leather_bad, itm_rohan_leather,</text:p>
          </table:table-cell>
          <table:table-cell table:style-name="ce15"/>
          <table:table-cell table:style-name="ce15" office:value-type="string" calcext:value-type="string">
            <text:p>itm_rohan_shoes,itm_leather_boots,</text:p>
          </table:table-cell>
          <table:table-cell table:style-name="ce15" office:value-type="string" calcext:value-type="string">
            <text:p>itm_spear,itm_rohan_sword_c,itm_good_mace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guardsman_of_rohan&quot;,&quot;Guardsman_of_Rohan&quot;,&quot;Guardsmen_of_Rohan&quot;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" calcext:value-type="string">
            <text:p>["guardsman_of_rohan","Guardsman_of_Rohan","Guardsmen_of_Rohan"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b,itm_rohan_light_helmet_a,</text:p>
          </table:table-cell>
          <table:table-cell table:style-name="ce15" office:value-type="string" calcext:value-type="string">
            <text:p>itm_rohan_recruit_good, itm_rohan_leather_bad, itm_rohan_leather,itm_rohan_leather_good, </text:p>
          </table:table-cell>
          <table:table-cell table:style-name="ce15"/>
          <table:table-cell table:style-name="ce15" office:value-type="string" calcext:value-type="string">
            <text:p>itm_rohan_light_greaves,itm_leather_boots,</text:p>
          </table:table-cell>
          <table:table-cell table:style-name="ce15" office:value-type="string" calcext:value-type="string">
            <text:p>itm_rohirrim_short_axe,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footman_of_rohan&quot;,&quot;Footman_of_Rohan&quot;,&quot;Footmen_of_Rohan&quot;,tf_rohan| tfg_shield| tfg_armor| tfg_helm| tfg_boots,0,0,fac_rohan,[itm_rohan_light_helmet_b,itm_rohan_light_helmet_a,itm_rohan_recruit_good, itm_rohan_leather_bad, itm_rohan_leather,itm_rohan_leather_good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footman_of_rohan","Footman_of_Rohan","Footmen_of_Rohan",tf_rohan| tfg_shield| tfg_armor| tfg_helm| tfg_boots,0,0,fac_rohan,[itm_rohan_light_helmet_b,itm_rohan_light_helmet_a,itm_rohan_recruit_good, itm_rohan_leather_bad, itm_rohan_leather,itm_rohan_leather_good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bad,</text:p>
          </table:table-cell>
          <table:table-cell table:style-name="ce15" office:value-type="string" calcext:value-type="string">
            <text:p>itm_rohan_mail_bad, itm_rohan_mai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rohan_spear,itm_rohan_sword_c,</text:p>
          </table:table-cell>
          <table:table-cell table:style-name="ce15" office:value-type="string" calcext:value-type="string">
            <text:p>itm_heavy_throwing_spear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veteran_footman_of_rohan&quot;,&quot;Veteran_Footman_of_Rohan&quot;,&quot;Veteran_Footmen_of_Rohan&quot;,tf_rohan| tfg_shield| tfg_armor| tfg_helm| tfg_boots,0,0,fac_rohan,[itm_rohan_inf_helmet_b_bad,itm_rohan_mail_bad, itm_rohan_mai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" calcext:value-type="string">
            <text:p>["veteran_footman_of_rohan","Veteran_Footman_of_Rohan","Veteran_Footmen_of_Rohan",tf_rohan| tfg_shield| tfg_armor| tfg_helm| tfg_boots,0,0,fac_rohan,[itm_rohan_inf_helmet_b_bad,itm_rohan_mail_bad, itm_rohan_mai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mail_good, itm_rohan_rider_bad, itm_rohan_rider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itm_rohan_spear,itm_rohan_sword_c,</text:p>
          </table:table-cell>
          <table:table-cell table:style-name="ce15" office:value-type="string" calcext:value-type="string">
            <text:p>itm_heavy_throwing_spear,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4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elite_footman_of_rohan&quot;,&quot;Elite_Footman_of_Rohan&quot;,&quot;Elite_Footmen_of_Rohan&quot;,tf_rohan| tfg_shield| tfg_armor| tfg_helm| tfg_boots,0,0,fac_rohan,[itm_rohan_inf_helmet_b,itm_rohan_mail_good, itm_rohan_rider_bad, itm_rohan_rider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elite_footman_of_rohan","Elite_Footman_of_Rohan","Elite_Footmen_of_Rohan",tf_rohan| tfg_shield| tfg_armor| tfg_helm| tfg_boots,0,0,fac_rohan,[itm_rohan_inf_helmet_b,itm_rohan_mail_good, itm_rohan_rider_bad, itm_rohan_rider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good,</text:p>
          </table:table-cell>
          <table:table-cell table:style-name="ce15" office:value-type="string" calcext:value-type="string">
            <text:p>itm_rohan_scale_bad, itm_rohan_scale, itm_rohan_scale_good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heavy_throwing_spear,itm_rohirrim_throwing_axe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2|knows_power_throw_6|knows_power_strike_6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folcwine_guard_of_rohan&quot;,&quot;Folcwine_Guard_of_Rohan&quot;,&quot;Folcwine_Guards_of_Rohan&quot;,tf_rohan| tfg_ranged| tfg_shield| tfg_armor| tfg_helm| tfg_boots,0,0,fac_rohan,[itm_rohan_inf_helmet_b_good,itm_rohan_scale_bad, itm_rohan_scale, itm_rohan_scale_good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folcwine_guard_of_rohan","Folcwine_Guard_of_Rohan","Folcwine_Guards_of_Rohan",tf_rohan| tfg_ranged| tfg_shield| tfg_armor| tfg_helm| tfg_boots,0,0,fac_rohan,[itm_rohan_inf_helmet_b_good,itm_rohan_scale_bad, itm_rohan_scale, itm_rohan_scale_good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rider,itm_rohan_rider_good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rohirrim_throwing_axe,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3|knows_power_throw_2|knows_power_strike_6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raider_of_rohan&quot;,&quot;Frealaf_Raider&quot;,&quot;Frealaf_Raiders&quot;,tf_rohan| tfg_ranged| tfg_shield| tfg_armor| tfg_helm| tfg_boots,0,0,fac_rohan,[itm_rohan_rider,itm_rohan_rider_good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raider_of_rohan","Frealaf_Raider","Frealaf_Raiders",tf_rohan| tfg_ranged| tfg_shield| tfg_armor| tfg_helm| tfg_boots,0,0,fac_rohan,[itm_rohan_rider,itm_rohan_rider_good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mail_good,itm_rohan_rider,itm_rohan_rider_good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2h_sword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heavy_swordsman_of_rohan&quot;,&quot;Heavy_Swordsman_of_Rohan&quot;,&quot;Heavy_Swordsmen_of_Rohan&quot;,tf_rohan| tfg_shield| tfg_armor| tfg_helm| tfg_boots,0,0,fac_rohan,[itm_rohan_inf_helmet_b,itm_rohan_mail_good,itm_rohan_rider,itm_rohan_rider_good,itm_rohan_light_greaves,itm_rohan_2h_sword,],attr_tier_5,wp_tier_5,knows_common|knows_athletics_3|knows_shield_2|knows_power_strike_4|knows_ironflesh_2,rohan_face_middle_1,rohan_face_old_2]," calcext:value-type="string">
            <text:p>["heavy_swordsman_of_rohan","Heavy_Swordsman_of_Rohan","Heavy_Swordsmen_of_Rohan",tf_rohan| tfg_shield| tfg_armor| tfg_helm| tfg_boots,0,0,fac_rohan,[itm_rohan_inf_helmet_b,itm_rohan_mail_good,itm_rohan_rider,itm_rohan_rider_good,itm_rohan_light_greaves,itm_rohan_2h_sword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lordly,</text:p>
          </table:table-cell>
          <table:table-cell table:style-name="ce15" office:value-type="string" calcext:value-type="string">
            <text:p>itm_rohan_guard_bad, itm_rohan_guard, 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word_c,</text:p>
          </table:table-cell>
          <table:table-cell table:style-name="ce15" office:value-type="string" calcext:value-type="string">
            <text:p>itm_rohan_shield_g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5|knows_shield_2|knows_power_strike_6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2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warden_of_methuseld&quot;,&quot;Warden_of_Meduseld&quot;,&quot;Wardens_of_Meduseld&quot;,tf_rohan| tfg_shield| tfg_armor| tfg_helm| tfg_boots,0,0,fac_rohan,[itm_rohan_inf_helmet_b_lordly,itm_rohan_guard_bad, itm_rohan_guard, itm_rohirrim_war_greaves,itm_rohan_sword_c,itm_rohan_shield_g,],attr_tier_6,wp_tier_6,knows_common|knows_athletics_5|knows_shield_2|knows_power_strike_6|knows_ironflesh_6,rohan_face_old_1,rohan_face_older_2]," calcext:value-type="string">
            <text:p>["warden_of_methuseld","Warden_of_Meduseld","Wardens_of_Meduseld",tf_rohan| tfg_shield| tfg_armor| tfg_helm| tfg_boots,0,0,fac_rohan,[itm_rohan_inf_helmet_b_lordly,itm_rohan_guard_bad, itm_rohan_guard, itm_rohirrim_war_greaves,itm_rohan_sword_c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itm_rohan_light_helmet_b_good,</text:p>
          </table:table-cell>
          <table:table-cell table:style-name="ce15" office:value-type="string" calcext:value-type="string">
            <text:p>itm_rohan_recruit_good, itm_rohan_leather_bad, itm_rohan_leather,itm_rohan_leather_good, </text:p>
          </table:table-cell>
          <table:table-cell table:style-name="ce15"/>
          <table:table-cell table:style-name="ce15" office:value-type="string" calcext:value-type="string">
            <text:p>itm_rohan_shoes,itm_leather_boot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horse_archery_2|knows_riding_3|knows_power_draw_2|knows_power_throw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leather_good, itm_rohan_shoes,itm_leather_boot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" calcext:value-type="string">
            <text:p>["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leather_good, itm_rohan_shoes,itm_leather_boot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_good,itm_rohan_archer_helmet_a_bad,</text:p>
          </table:table-cell>
          <table:table-cell table:style-name="ce15" office:value-type="string" calcext:value-type="string">
            <text:p>itm_rohan_mail_bad, itm_rohan_mail,itm_rohan_mail_good,</text:p>
          </table:table-cell>
          <table:table-cell table:style-name="ce15"/>
          <table:table-cell table:style-name="ce15" office:value-type="string" calcext:value-type="string">
            <text:p>itm_rohan_shoes,itm_leather_boot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veteran_skirmisher_of_rohan","Veteran_Skirmisher_of_Rohan","Veteran_Skirmishers_of_Rohan"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light_helmet_a,</text:p>
          </table:table-cell>
          <table:table-cell table:style-name="ce15" office:value-type="string" calcext:value-type="string">
            <text:p><text:s/>itm_rohan_rider_bad, itm_rohan_rider,itm_rohan_rider_good,</text:p>
          </table:table-cell>
          <table:table-cell table:style-name="ce15"/>
          <table:table-cell table:style-name="ce15" office:value-type="string" calcext:value-type="string">
            <text:p>itm_rohan_light_greaves,itm_leather_boot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elite_skirmisher_of_rohan&quot;,&quot;Elite_Skirmisher_of_Rohan&quot;,&quot;Elite_Skirmishers_of_Rohan&quot;,tf_rohan| tfg_ranged| tf_mounted| tfg_armor| tfg_helm| tfg_horse| tfg_boots,0,0,fac_rohan,[itm_rohan_archer_helmet_a,itm_rohan_light_helmet_a, itm_rohan_rider_bad, itm_rohan_rider,itm_rohan_rider_good,itm_rohan_light_greaves,itm_leather_boots,itm_strong_bow,itm_khergit_arrows,itm_rohan_sword_c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" calcext:value-type="string">
            <text:p>["elite_skirmisher_of_rohan","Elite_Skirmisher_of_Rohan","Elite_Skirmishers_of_Rohan",tf_rohan| tfg_ranged| tf_mounted| tfg_armor| tfg_helm| tfg_horse| tfg_boots,0,0,fac_rohan,[itm_rohan_archer_helmet_a,itm_rohan_light_helmet_a, itm_rohan_rider_bad, itm_rohan_rider,itm_rohan_rider_good,itm_rohan_light_greaves,itm_leather_boots,itm_strong_bow,itm_khergit_arrows,itm_rohan_sword_c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_good,itm_rohan_light_helmet_a_good,</text:p>
          </table:table-cell>
          <table:table-cell table:style-name="ce15" office:value-type="string" calcext:value-type="string">
            <text:p>itm_rohan_surcoat_bad,itm_rohan_surcoat,itm_rohan_surcoat_good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thengel_guard_of_rohan&quot;,&quot;Thengel_Guard_of_Rohan&quot;,&quot;Thengel_Guards_of_Rohan&quot;,tf_rohan| tfg_ranged| tf_mounted| tfg_shield| tfg_armor| tfg_helm| tfg_horse| tfg_boots,0,0,fac_rohan,[itm_rohan_archer_helmet_a_good,itm_rohan_light_helmet_a_good,itm_rohan_surcoat_bad,itm_rohan_surcoat,itm_rohan_surcoat_good,itm_rohan_light_greaves,itm_strong_bow,itm_khergit_arrows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" calcext:value-type="string">
            <text:p>["thengel_guard_of_rohan","Thengel_Guard_of_Rohan","Thengel_Guards_of_Rohan",tf_rohan| tfg_ranged| tf_mounted| tfg_shield| tfg_armor| tfg_helm| tfg_horse| tfg_boots,0,0,fac_rohan,[itm_rohan_archer_helmet_a_good,itm_rohan_light_helmet_a_good,itm_rohan_surcoat_bad,itm_rohan_surcoat,itm_rohan_surcoat_good,itm_rohan_light_greaves,itm_strong_bow,itm_khergit_arrows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 itm_rohan_archer_helmet_b,itm_rohan_inf_helmet_a_bad, itm_rohan_inf_helmet_b_bad, </text:p>
          </table:table-cell>
          <table:table-cell table:style-name="ce15" office:value-type="string" calcext:value-type="string">
            <text:p><text:s/>itm_rohan_rider_bad, itm_rohan_rider,itm_rohan_rider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rohan_lance,</text:p>
          </table:table-cell>
          <table:table-cell table:style-name="ce15" office:value-type="string" calcext:value-type="string">
            <text:p>itm_rohan_cav_sword,itm_rohan_shield_a,itm_rohan_shield_b,itm_rohan_shield_c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1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  itm_rohan_rider_bad, itm_rohan_rider,itm_rohan_rider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lancer_of_rohan","Lancer_of_Rohan","Lancers_of_Rohan",tf_rohan| tf_mounted| tfg_gloves| tfg_shield| tfg_armor| tfg_helm| tfg_horse| tfg_boots |tfg_polearm,0,0,fac_rohan,[itm_rohan_archer_helmet_a, itm_rohan_archer_helmet_b,itm_rohan_inf_helmet_a_bad, itm_rohan_inf_helmet_b_bad, <text:s/>itm_rohan_rider_bad, itm_rohan_rider,itm_rohan_rider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b_good, itm_rohan_inf_helmet_a, itm_rohan_inf_helmet_b,</text:p>
          </table:table-cell>
          <table:table-cell table:style-name="ce15" office:value-type="string" calcext:value-type="string">
            <text:p>itm_rohan_scale_bad, itm_rohan_scale, itm_rohan_scale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,itm_rohan_lance,itm_rohan_lance_banner_horse,</text:p>
          </table:table-cell>
          <table:table-cell table:style-name="ce15" office:value-type="string" calcext:value-type="string">
            <text:p>itm_rohan_cav_sword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2|knows_power_strike_5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scale_bad, itm_rohan_scale, itm_rohan_scale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elite_lancer_of_rohan","Elite_Lancer_of_Rohan","Elite_Lancers_of_Rohan",tf_rohan| tf_mounted| tfg_gloves| tfg_shield| tfg_armor| tfg_helm| tfg_horse| tfg_boots |tfg_polearm,0,0,fac_rohan,[itm_rohan_archer_helmet_b_good, itm_rohan_inf_helmet_a, itm_rohan_inf_helmet_b,itm_rohan_scale_bad, itm_rohan_scale, itm_rohan_scale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good,</text:p>
          </table:table-cell>
          <table:table-cell table:style-name="ce15" office:value-type="string" calcext:value-type="string">
            <text:p>itm_rohan_guard_bad, itm_rohan_guard, 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cav_sword,</text:p>
          </table:table-cell>
          <table:table-cell table:style-name="ce15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brego_guard_of_rohan&quot;,&quot;Brego_Guard_of_Rohan&quot;,&quot;Brego_Guards_of_Rohan&quot;,tf_rohan| tf_mounted| tfg_gloves| tfg_shield| tfg_armor| tfg_helm| tfg_horse| tfg_boots |tfg_polearm,0,0,fac_rohan,[itm_rohan_inf_helmet_b_good,itm_rohan_guard_bad, itm_rohan_guard, 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brego_guard_of_rohan","Brego_Guard_of_Rohan","Brego_Guards_of_Rohan",tf_rohan| tf_mounted| tfg_gloves| tfg_shield| tfg_armor| tfg_helm| tfg_horse| tfg_boots |tfg_polearm,0,0,fac_rohan,[itm_rohan_inf_helmet_b_good,itm_rohan_guard_bad, itm_rohan_guard, 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_good,</text:p>
          </table:table-cell>
          <table:table-cell table:style-name="ce15" office:value-type="string" calcext:value-type="string">
            <text:p>itm_rohan_guard_bad, itm_rohan_guard, 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inf_sword,itm_rohan_cav_sword,itm_rohirrim_long_hafted_axe,itm_rohan_sword_c,itm_rohan_shield_g,</text:p>
          </table:table-cell>
          <table:table-cell table:style-name="ce15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7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2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king_s_man_of_rohan&quot;,&quot;King's_Guard&quot;,&quot;King's_Guards&quot;,tf_rohan| tf_mounted| tfg_gloves| tfg_shield| tfg_armor| tfg_helm| tfg_horse| tfg_boots,0,0,fac_rohan,[itm_rohan_archer_helmet_c_good,itm_rohan_guard_bad, itm_rohan_guard, 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" calcext:value-type="string">
            <text:p>["king_s_man_of_rohan","King's_Guard","King's_Guards",tf_rohan| tf_mounted| tfg_gloves| tfg_shield| tfg_armor| tfg_helm| tfg_horse| tfg_boots,0,0,fac_rohan,[itm_rohan_archer_helmet_c_good,itm_rohan_guard_bad, itm_rohan_guard, 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9" office:value-type="string" calcext:value-type="string">
            <text:p>tf_roh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_bad,itm_rohan_light_helmet_b_bad,</text:p>
          </table:table-cell>
          <table:table-cell table:style-name="ce15" office:value-type="string" calcext:value-type="string">
            <text:p>itm_rohan_recruit, itm_rohan_recruit_good, itm_rohan_leather_bad, itm_rohan_leat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shoes,itm_leather_boots,</text:p>
          </table:table-cell>
          <table:table-cell table:style-name="ce15" office:value-type="string" calcext:value-type="string">
            <text:p>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 office:value-type="string" calcext:value-type="string">
            <text:p>itm_sadd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shield_1| knows_riding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squire_of_rohan&quot;,&quot;Squire_of_Rohan&quot;,&quot;Squires_of_Rohan&quot;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rohan_shield_a,itm_rohan_shield_b,itm_rohan_shield_c,itm_saddle_horse,],attr_tier_2,wp_tier_2,knows_common|knows_shield_1| knows_riding_1|knows_power_strike_1,rohan_face_young_1,rohan_face_old_2]," calcext:value-type="string">
            <text:p>["squire_of_rohan","Squire_of_Rohan","Squires_of_Rohan"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9" office:value-type="string" calcext:value-type="string">
            <text:p>tf_rohan| tf_mounted| tfg_shiel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 itm_rohan_light_helmet_b_good, itm_rohan_archer_helmet_a_bad, itm_rohan_archer_helmet_b_bad, </text:p>
          </table:table-cell>
          <table:table-cell table:style-name="ce15" office:value-type="string" calcext:value-type="string">
            <text:p>itm_rohan_mail_bad, itm_rohan_mail,itm_rohan_mail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itm_rohan_spear,itm_rohan_spear,</text:p>
          </table:table-cell>
          <table:table-cell table:style-name="ce15" office:value-type="string" calcext:value-type="string">
            <text:p>itm_rohan_sword_c,itm_rohirrim_long_hafted_axe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1|knows_power_strike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rider_of_rohan&quot;,&quot;Rider_of_Rohan&quot;,&quot;Riders_of_Rohan&quot;,tf_rohan| tf_mounted| tfg_shield| tfg_armor| tfg_horse| tfg_boots,0,0,fac_rohan,[itm_rohan_light_helmet_a, itm_rohan_light_helmet_b_good, itm_rohan_archer_helmet_a_bad, itm_rohan_archer_helmet_b_bad, itm_rohan_mail_bad, itm_rohan_mail,itm_rohan_mail_good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rider_of_rohan","Rider_of_Rohan","Riders_of_Rohan",tf_rohan| tf_mounted| tfg_shield| tfg_armor| tfg_horse| tfg_boots,0,0,fac_rohan,[itm_rohan_light_helmet_a, itm_rohan_light_helmet_b_good, itm_rohan_archer_helmet_a_bad, itm_rohan_archer_helmet_b_bad, itm_rohan_mail_bad, itm_rohan_mail,itm_rohan_mail_good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9" office:value-type="string" calcext:value-type="string">
            <text:p>tf_roh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 itm_rohan_archer_helmet_b,itm_rohan_inf_helmet_a_bad, itm_rohan_inf_helmet_b_bad, </text:p>
          </table:table-cell>
          <table:table-cell table:style-name="ce15" office:value-type="string" calcext:value-type="string">
            <text:p><text:s/>itm_rohan_rider_bad, itm_rohan_rider,itm_rohan_rider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  itm_rohan_rider_bad, itm_rohan_rider,itm_rohan_rider_good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veteran_rider_of_rohan","Veteran_Rider_of_Rohan","Veteran_Riders_of_Rohan",tf_rohan| tf_mounted| tfg_shield| tfg_armor| tfg_helm| tfg_horse| tfg_boots,0,0,fac_rohan,[itm_rohan_archer_helmet_a, itm_rohan_archer_helmet_b,itm_rohan_inf_helmet_a_bad, itm_rohan_inf_helmet_b_bad, <text:s/>itm_rohan_rider_bad, itm_rohan_rider,itm_rohan_rider_good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b_good, itm_rohan_inf_helmet_a, itm_rohan_inf_helmet_b,</text:p>
          </table:table-cell>
          <table:table-cell table:style-name="ce15" office:value-type="string" calcext:value-type="string">
            <text:p>itm_rohan_scale_bad, itm_rohan_scale, itm_rohan_scale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2,itm_rohirrim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shield_3|knows_power_strike_2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elite_rider_of_rohan","Elite_Rider_of_Rohan","Elite_Riders_of_Rohan"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_lordly, </text:p>
          </table:table-cell>
          <table:table-cell table:style-name="ce15" office:value-type="string" calcext:value-type="string">
            <text:p>itm_rohan_guard_bad, itm_rohan_guard, itm_rohan_guard_goo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eorl_guard_of_rohan&quot;,&quot;Eorl_Guard_of_Rohan&quot;,&quot;Eorl_Guards_of_Rohan&quot;,tf_rohan| tf_mounted| tfg_gloves| tfg_shield| tfg_armor| tfg_helm| tfg_horse| tfg_boots,0,0,fac_rohan,[itm_rohan_inf_helmet_b_lordly, itm_rohan_guard_bad, itm_rohan_guard, itm_rohan_guard_good,itm_mail_mittens,itm_rohirrim_war_greaves,itm_rohan_spear,itm_rohan_inf_sword,itm_rohan_inf_sword,itm_rohan_cav_sword,itm_rohirrim_long_hafted_axe,itm_rohirrim_long_hafted_axe,itm_rohan_shield_d,itm_rohan_shield_e,itm_rohan_shield_f,itm_thengel_warhorse,],attr_tier_6,wp_tier_6,knows_common|knows_riding_8|knows_shield_3|knows_power_strike_6|knows_ironflesh_6,rohan_face_middle_1,rohan_face_old_2]," calcext:value-type="string">
            <text:p>["eorl_guard_of_rohan","Eorl_Guard_of_Rohan","Eorl_Guards_of_Rohan",tf_rohan| tf_mounted| tfg_gloves| tfg_shield| tfg_armor| tfg_helm| tfg_horse| tfg_boots,0,0,fac_rohan,[itm_rohan_inf_helmet_b_lordly, itm_rohan_guard_bad, itm_rohan_guard, itm_rohan_guard_good,itm_mail_mittens,itm_rohirrim_war_greaves,itm_rohan_spear,itm_rohan_inf_sword,itm_rohan_inf_sword,itm_rohan_cav_sword,itm_rohirrim_long_hafted_axe,itm_rohirrim_long_hafted_axe,itm_rohan_shield_d,itm_rohan_shield_e,itm_rohan_shield_f,itm_thengel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Default" table:number-columns-repeated="2"/>
          <table:table-cell table:style-name="ce4" table:number-columns-repeated="14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itm_rohan_light_helmet_b_good,</text:p>
          </table:table-cell>
          <table:table-cell table:style-name="ce15" office:value-type="string" calcext:value-type="string">
            <text:p>itm_rohan_recruit_good, itm_rohan_leather_bad, itm_rohan_leather,itm_rohan_leather_good, 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[&quot;dismounted_skirmisher_of_rohan&quot;,&quot;Skirmisher_of_Rohan&quot;,&quot;Skirmishers_of_Rohan&quot;,tf_rohan| tfg_ranged| tfg_armor| tfg_boots,0,0,fac_rohan,[itm_rohan_light_helmet_a,itm_rohan_light_helmet_b,itm_rohan_light_helmet_b_good,itm_rohan_recruit_good, itm_rohan_leather_bad, itm_rohan_leather,itm_rohan_leather_good, 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" calcext:value-type="string">
            <text:p>["dismounted_skirmisher_of_rohan","Skirmisher_of_Rohan","Skirmishers_of_Rohan",tf_rohan| tfg_ranged| tfg_armor| tfg_boots,0,0,fac_rohan,[itm_rohan_light_helmet_a,itm_rohan_light_helmet_b,itm_rohan_light_helmet_b_good,itm_rohan_recruit_good, itm_rohan_leather_bad, itm_rohan_leather,itm_rohan_leather_good, 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_good,itm_rohan_archer_helmet_a_bad,</text:p>
          </table:table-cell>
          <table:table-cell table:style-name="ce15" office:value-type="string" calcext:value-type="string">
            <text:p>itm_rohan_mail_bad, itm_rohan_mail,itm_rohan_mail_good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light_helmet_a,</text:p>
          </table:table-cell>
          <table:table-cell table:style-name="ce15" office:value-type="string" calcext:value-type="string">
            <text:p><text:s/>itm_rohan_rider_bad, itm_rohan_rider,itm_rohan_rider_good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_good,itm_rohan_light_helmet_a_good,</text:p>
          </table:table-cell>
          <table:table-cell table:style-name="ce15" office:value-type="string" calcext:value-type="string">
            <text:p>itm_rohan_surcoat_bad,itm_rohan_surcoat,itm_rohan_surcoat_good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desert_warrior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9" office:value-type="string" calcext:value-type="string">
            <text:p>tf_hara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tunic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javelin,itm_harad_short_spear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infantry</text:p>
          </table:table-cell>
          <table:table-cell table:number-columns-repeated="2" table:style-name="ce3" office:value-type="string" calcext:value-type="string">
            <text:p>Harad_Light_Infantry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short_spear,itm_harad_dagger,itm_skirmisher_sword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veteran_infantry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9" office:value-type="string" calcext:value-type="string">
            <text:p>tf_harad| tfg_shield| tfg_armor| tfg_helm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9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tiger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sabre,itm_skirmisher_sword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lion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khopesh,</text:p>
          </table:table-cell>
          <table:table-cell table:style-name="ce25" office:value-type="string" calcext:value-type="string">
            <text:p>itm_harad_long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5|knows_ironflesh_6|knows_shield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hort_spear,itm_harad_dagger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1|knows_power_draw_2|knows_ironflesh_1|knows_power_throw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" calcext:value-type="string">
            <text:p>["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hort_spear,itm_harad_dagger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eagle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lg_bow,itm_harad_arrows,</text:p>
          </table:table-cell>
          <table:table-cell table:style-name="ce15" office:value-type="string" calcext:value-type="string">
            <text:p>itm_eagle_guard_spear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2|knows_power_draw_4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9" office:value-type="string" calcext:value-type="string">
            <text:p>tf_hara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 office:value-type="string" calcext:value-type="string">
            <text:p>itm_harad_cav_helm_a,</text:p>
          </table:table-cell>
          <table:table-cell table:style-name="ce15" office:value-type="string" calcext:value-type="string">
            <text:p>itm_harad_padded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a,</text:p>
          </table:table-cell>
          <table:table-cell table:style-name="ce15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horse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wavy_helm,</text:p>
          </table:table-cell>
          <table:table-cell table:style-name="ce15" office:value-type="string" calcext:value-type="string">
            <text:p>itm_harad_lamellar,</text:p>
          </table:table-cell>
          <table:table-cell table:style-name="ce15"/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ng_heavy_cavalry</text:p>
          </table:table-cell>
          <table:table-cell table:number-columns-repeated="2" table:style-name="ce3" office:value-type="string" calcext:value-type="string">
            <text:p>Gold_Serpent_Knight</text:p>
          </table:table-cell>
          <table:table-cell table:style-name="ce9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dragon_helm,</text:p>
          </table:table-cell>
          <table:table-cell table:style-name="ce15" office:value-type="string" calcext:value-type="string">
            <text:p>itm_harad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arad_long_spear,itm_horandor_a,itm_harad_heavy_sword,</text:p>
          </table:table-cell>
          <table:table-cell table:style-name="ce15" office:value-type="string" calcext:value-type="string">
            <text:p>itm_harad_yellow_shield,</text:p>
          </table:table-cell>
          <table:table-cell table:style-name="ce15" office:value-type="string" calcext:value-type="string">
            <text:p>itm_harad_warhorse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3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fang_heavy_cavalry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horse_archer</text:p>
          </table:table-cell>
          <table:table-cell table:number-columns-repeated="2" table:style-name="ce3" office:value-type="string" calcext:value-type="string">
            <text:p>Harondor_Skirmisher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saddle_horse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horse_archery_4|knows_riding_4|knows_power_draw_3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black_snake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black_snake_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black_snake_sword,</text:p>
          </table:table-cell>
          <table:table-cell table:style-name="ce15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horse_archery_5|knows_riding_5|knows_power_strike_2|knows_ironflesh_3|knows_power_draw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table:number-columns-repeated="3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9" office:value-type="string" calcext:value-type="string">
            <text:p>tf_hara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champion,</text:p>
          </table:table-cell>
          <table:table-cell table:style-name="ce15" table:number-columns-repeated="2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3|knows_ironflesh_1|knows_power_strike_2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pantherhelm,</text:p>
          </table:table-cell>
          <table:table-cell table:style-name="ce15" office:value-type="string" calcext:value-type="string">
            <text:p>itm_panther_guard,</text:p>
          </table:table-cell>
          <table:table-cell table:style-name="ce15" table:number-columns-repeated="2"/>
          <table:table-cell table:style-name="ce15" office:value-type="string" calcext:value-type="string">
            <text:p>itm_harad_mace,</text:p>
          </table:table-cell>
          <table:table-cell table:style-name="ce15" office:value-type="string" calcext:value-type="string">
            <text:p>itm_harad_javelin,itm_harad_long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power_throw_4|knows_power_strike_4|knows_ironflesh_3|knows_athletics_3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land_spear,itm_wood_club,</text:p>
          </table:table-cell>
          <table:table-cell table:style-name="ce15" office:value-type="string" calcext:value-type="string">
            <text:p>itm_dunland_javelin,itm_dunland_javelin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throw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nish_axe,itm_wood_club,itm_dunland_spear,</text:p>
          </table:table-cell>
          <table:table-cell table:style-name="ce15" office:value-type="string" calcext:value-type="string">
            <text:p>itm_dunland_javelin,itm_dunland_javelin,itm_dunland_javelin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|knows_power_throw_2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b, itm_dun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9" office:value-type="string" calcext:value-type="string">
            <text:p>tf_dunland| tf_randomize_face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b, itm_dun_helm_e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shield_3|knows_power_strike_3|knows_ironflesh_2|knows_athletics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9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1|knows_power_throw_4|knows_horse_archery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9" office:value-type="string" calcext:value-type="string">
            <text:p>tf_dunland| tf_randomize_face| tfg_shiel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|knows_power_throw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|knows_power_throw_4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war_axe,itm_dun_berserker, 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chieftan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9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itm_dun_helm_d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hunter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2|knows_power_strike_3|knows_power_throw_6|knows_horse_archery_6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9" office:value-type="string" calcext:value-type="string">
            <text:p>tf_dunland| tf_randomize_face| tfg_shield| tfg_armor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h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shield_3|knows_power_strike_3|knows_ironflesh_2|knows_power_throw_7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EASTERLINGS #KHAND</text:p>
          </table:table-cell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youth</text:p>
          </table:table-cell>
          <table:table-cell table:style-name="ce3" office:value-type="string" calcext:value-type="string">
            <text:p>Variag_Bondsman</text:p>
          </table:table-cell>
          <table:table-cell table:style-name="ce3" office:value-type="string" calcext:value-type="string">
            <text:p>Variag_Bondsmen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/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pear,</text:p>
          </table:table-cell>
          <table:table-cell table:style-name="ce15" office:value-type="string" calcext:value-type="string">
            <text:p>itm_khand_mace1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warrior</text:p>
          </table:table-cell>
          <table:table-cell table:style-name="ce3" office:value-type="string" calcext:value-type="string">
            <text:p>Warrior_of_Khand</text:p>
          </table:table-cell>
          <table:table-cell table:style-name="ce3" office:value-type="string" calcext:value-type="string">
            <text:p>Warriors_of_Khand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spear,</text:p>
          </table:table-cell>
          <table:table-cell table:style-name="ce15" office:value-type="string" calcext:value-type="string">
            <text:p>itm_khand_tulwar,itm_khand_mace1,itm_tab_shield_small_round_b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man</text:p>
          </table:table-cell>
          <table:table-cell table:style-name="ce3" office:value-type="string" calcext:value-type="string">
            <text:p>Variag_Axeman</text:p>
          </table:table-cell>
          <table:table-cell table:style-name="ce3" office:value-type="string" calcext:value-type="string">
            <text:p>Variag_Axemen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table:number-columns-repeated="2"/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1|knows_power_strike_3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axeman</text:p>
          </table:table-cell>
          <table:table-cell table:style-name="ce3" office:value-type="string" calcext:value-type="string">
            <text:p>Variag_Veteran_Axeman</text:p>
          </table:table-cell>
          <table:table-cell table:style-name="ce3" office:value-type="string" calcext:value-type="string">
            <text:p>Variag_Veteran_Axemen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_master</text:p>
          </table:table-cell>
          <table:table-cell table:style-name="ce3" office:value-type="string" calcext:value-type="string">
            <text:p>Variag_Axe_Master</text:p>
          </table:table-cell>
          <table:table-cell table:style-name="ce3" office:value-type="string" calcext:value-type="string">
            <text:p>Variag_Axe_Maste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great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5|knows_ironflesh_3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rider</text:p>
          </table:table-cell>
          <table:table-cell table:style-name="ce3" office:value-type="string" calcext:value-type="string">
            <text:p>Variag_Pony_Rider</text:p>
          </table:table-cell>
          <table:table-cell table:style-name="ce3" office:value-type="string" calcext:value-type="string">
            <text:p>Variag_Pony_Riders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/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/>
          <table:table-cell table:style-name="ce2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1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n</text:p>
          </table:table-cell>
          <table:table-cell table:style-name="ce3" office:value-type="string" calcext:value-type="string">
            <text:p>Variag_Horseman</text:p>
          </table:table-cell>
          <table:table-cell table:style-name="ce3" office:value-type="string" calcext:value-type="string">
            <text:p>Variag_Horsemen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horseman</text:p>
          </table:table-cell>
          <table:table-cell table:style-name="ce3" office:value-type="string" calcext:value-type="string">
            <text:p>Variag_Heavy_Horseman</text:p>
          </table:table-cell>
          <table:table-cell table:style-name="ce3" office:value-type="string" calcext:value-type="string">
            <text:p>Variag_Heavy_Horsemen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ster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itm_khand_helmet_b4,itm_khand_helmet_d2,</text:p>
          </table:table-cell>
          <table:table-cell table:style-name="ce15" office:value-type="string" calcext:value-type="string">
            <text:p>itm_khand_med_lam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lance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lance_kataphrac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9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b2,itm_khand_helmet_d1,itm_khand_helmet_d3,</text:p>
          </table:table-cell>
          <table:table-cell table:style-name="ce15" office:value-type="string" calcext:value-type="string">
            <text:p>itm_khand_heavy_lam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lance,</text:p>
          </table:table-cell>
          <table:table-cell table:style-name="ce15"/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hand Variags</text:p>
          </table:table-cell>
          <table:table-cell table:style-name="ce4" table:number-columns-repeated="19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whirler</text:p>
          </table:table-cell>
          <table:table-cell table:style-name="ce3" office:value-type="string" calcext:value-type="string">
            <text:p>Khand_Blade_Whirler</text:p>
          </table:table-cell>
          <table:table-cell table:style-name="ce3" office:value-type="string" calcext:value-type="string">
            <text:p>Khand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power_strike_2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veteran_glaive_whirler</text:p>
          </table:table-cell>
          <table:table-cell table:style-name="ce3" office:value-type="string" calcext:value-type="string">
            <text:p>Khand_Veteran_Blade_Whirler</text:p>
          </table:table-cell>
          <table:table-cell table:style-name="ce3" office:value-type="string" calcext:value-type="string">
            <text:p>Khand_Veteran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itm_khand_helmet_e3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khan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3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master</text:p>
          </table:table-cell>
          <table:table-cell table:style-name="ce3" office:value-type="string" calcext:value-type="string">
            <text:p>Khand_Halberd_Master</text:p>
          </table:table-cell>
          <table:table-cell table:style-name="ce3" office:value-type="string" calcext:value-type="string">
            <text:p>Khand_Halberd_Mast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throw_4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2|knows_power_strike_4|knows_ironflesh_4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gladiator</text:p>
          </table:table-cell>
          <table:table-cell table:style-name="ce3" office:value-type="string" calcext:value-type="string">
            <text:p>Variag_Berserker</text:p>
          </table:table-cell>
          <table:table-cell table:style-name="ce3" office:value-type="string" calcext:value-type="string">
            <text:p>Variag_Berserk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throw_3|knows_power_strike_5|knows_ironflesh_6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skirmisher</text:p>
          </table:table-cell>
          <table:table-cell table:style-name="ce3" office:value-type="string" calcext:value-type="string">
            <text:p>Variag_Skirmisher</text:p>
          </table:table-cell>
          <table:table-cell table:style-name="ce3" office:value-type="string" calcext:value-type="string">
            <text:p>Variag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2|knows_riding_2|knows_power_throw_2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skirmisher</text:p>
          </table:table-cell>
          <table:table-cell table:style-name="ce3" office:value-type="string" calcext:value-type="string">
            <text:p>Variag_Veteran_Skirmisher</text:p>
          </table:table-cell>
          <table:table-cell table:style-name="ce3" office:value-type="string" calcext:value-type="string">
            <text:p>Variag_Veteran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elite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9"/>
          <table:table-cell table:style-name="ce15" office:value-type="string" calcext:value-type="string">
            <text:p>itm_umb_armor_a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throwing_dagger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throw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corsair_youth&quot;,&quot;Umbar_Sailor&quot;,&quot;Umbar_Sailors&quot;,tfg_armor,0,0,fac_umbar,[itm_umb_armor_a,itm_corsair_boots,itm_shortened_spear,itm_corsair_sword,itm_corsair_throwing_dagger,itm_umb_shield_a,itm_umb_shield_b,],attr_evil_tier_1,wp_tier_1,knows_common|knows_athletics_2|knows_power_throw_2,bandit_face1,bandit_face2]," calcext:value-type="string">
            <text:p>["corsair_youth","Umbar_Sailor","Umbar_Sailors",tfg_armor,0,0,fac_umbar,[itm_umb_armor_a,itm_corsair_boots,itm_shortened_spear,itm_corsair_sword,itm_corsair_throwing_dagger,itm_umb_shield_a,itm_umb_shield_b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, itm_umb_armor_a_good, 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harpoon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shield_1|knows_power_strike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corsair_warrior&quot;,&quot;Umbar_Warrior&quot;,&quot;Umbar_Warriors&quot;,tfg_armor,0,0,fac_umbar,[itm_umb_hood,itm_umb_armor_a, itm_umb_armor_a_good, itm_umb_armor_b,itm_corsair_boots,itm_shortened_spear,itm_corsair_sword,itm_corsair_harpoon,itm_umbar_rapier,itm_umb_shield_b,itm_umb_shield_d,],attr_evil_tier_2,wp_tier_2,knows_common|knows_athletics_3|knows_shield_1|knows_power_strike_1,bandit_face1,bandit_face2]," calcext:value-type="string">
            <text:p>["corsair_warrior","Umbar_Warrior","Umbar_Warriors",tfg_armor,0,0,fac_umbar,[itm_umb_hood,itm_umb_armor_a, itm_umb_armor_a_good, itm_umb_armor_b,itm_corsair_boots,itm_shortened_spear,itm_corsair_sword,itm_corsair_harpoon,itm_umbar_rapier,itm_umb_shield_b,itm_umb_shield_d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pike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corsair_pikeman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corsair_pikeman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raide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e, itm_umb_armor_e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corsair_veteran_raide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raide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_mask,</text:p>
          </table:table-cell>
          <table:table-cell table:style-name="ce15" office:value-type="string" calcext:value-type="string">
            <text:p>itm_umb_armor_c_good, itm_umb_armor_d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rapier,itm_corsair_throwing_dagger,itm_corsair_throwing_dagger,itm_corsair_harpoon,itm_corsair_harpoon,itm_corsair_harpoon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8|knows_shield_4|knows_power_strike_4|knows_ironflesh_3|knows_power_throw_6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corsair_night_raider&quot;,&quot;Corsair_Night_Raider&quot;,&quot;Corsair_Night_Raiders&quot;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8|knows_shield_4|knows_power_strike_4|knows_ironflesh_3|knows_power_throw_6,bandit_face1,bandit_face2]," calcext:value-type="string">
            <text:p>["corsair_night_raider","Corsair_Night_Raider","Corsair_Night_Raiders"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8|knows_shield_4|knows_power_strike_4|knows_ironflesh_3|knows_power_throw_6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litia_of_umbar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9" office:value-type="string" calcext:value-type="string">
            <text:p>tfg_range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, 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_bow, itm_regular_bow,itm_corsair_arrows,itm_corsair_throwing_dagger,</text:p>
          </table:table-cell>
          <table:table-cell table:style-name="ce25" office:value-type="string" calcext:value-type="string">
            <text:p>itm_corsair_sword,itm_umb_shield_a,itm_umb_shield_e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1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militia_of_umbar&quot;,&quot;Umbar_Marine&quot;,&quot;Umbar_Marines&quot;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" calcext:value-type="string">
            <text:p>["militia_of_umbar","Umbar_Marine","Umbar_Marines"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a, itm_umb_armor_b,itm_umb_armor_a_good, itm_umb_armor_b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regular_bow,itm_corsair_arrows,</text:p>
          </table:table-cell>
          <table:table-cell table:style-name="ce15" office:value-type="string" calcext:value-type="string">
            <text:p>itm_corsair_swor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2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marksman_of_umbar&quot;,&quot;Marksman_of_Umbar&quot;,&quot;Marksmen_of_Umbar&quot;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3|knows_power_draw_2|knows_ironflesh_1,bandit_face1,bandit_face2]," calcext:value-type="string">
            <text:p>["marksman_of_umbar","Marksman_of_Umbar","Marksmen_of_Umbar"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b_good, itm_umb_armor_c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ar_cutlass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4|knows_power_draw_4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veteran_marksman_of_umbar&quot;,&quot;Veteran_Marksman_of_Umbar&quot;,&quot;Veteran_Marksmen_of_Umbar&quot;,tfg_ranged| tfg_armor| tfg_boots,0,0,fac_umbar,[itm_umb_helm_c,itm_umb_helm_c_good,itm_umb_armor_b_good, itm_umb_armor_c, itm_corsair_boots,itm_corsair_bow,itm_corsair_arrows,itm_umbar_cutlass,],attr_evil_tier_4,wp_tier_bow_4,knows_common|knows_athletics_4|knows_power_draw_4|knows_ironflesh_1,bandit_face1,bandit_face2]," calcext:value-type="string">
            <text:p>["veteran_marksman_of_umbar","Veteran_Marksman_of_Umbar","Veteran_Marksmen_of_Umbar",tfg_ranged| tfg_armor| tfg_boots,0,0,fac_umbar,[itm_umb_helm_c,itm_umb_helm_c_good,itm_umb_armor_b_good, itm_umb_armor_c, 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marksman_of_umbar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d_good, itm_umb_armor_c_good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_shield_a,itm_umbar_cutlass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6|knows_power_draw_5|knows_ironflesh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master_marksman_of_umbar&quot;,&quot;Corsair_Master_Marksman&quot;,&quot;Corsair_Master_Marksmen&quot;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6|knows_power_draw_5|knows_ironflesh_2,bandit_face1,bandit_face2]," calcext:value-type="string">
            <text:p>["master_marksman_of_umbar","Corsair_Master_Marksman","Corsair_Master_Marksmen"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marauder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corsair_marauder&quot;,&quot;Swordsman_of_Umbar&quot;,&quot;Swordsmen_of_Umbar&quot;,tfg_armor| tfg_helm| tfg_boots|tfg_shield,0,0,fac_umbar,[itm_umb_helm_d,itm_umb_helm_d_good,itm_umb_armor_c_good, itm_umb_armor_c,itm_corsair_boots,itm_umbar_cutlass,itm_umbar_rapier,itm_umb_shield_b,itm_umb_shield_d,],attr_evil_tier_3,wp_tier_3,knows_common|knows_athletics_3|knows_shield_2|knows_power_strike_2,bandit_face1,bandit_face2]," calcext:value-type="string">
            <text:p>["corsair_marauder","Swordsman_of_Umbar","Swordsmen_of_Umbar",tfg_armor| tfg_helm| tfg_boots|tfg_shield,0,0,fac_umbar,[itm_umb_helm_d,itm_umb_helm_d_good,itm_umb_armor_c_good, itm_umb_armor_c,itm_corsair_boots,itm_umbar_cutlass,itm_umbar_rapier,itm_umb_shield_b,itm_umb_shield_d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maraude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e, itm_umb_armor_e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corsair_veteran_marauder&quot;,&quot;Veteran_Swordsman_of_Umbar&quot;,&quot;Veteran_Swordsmen_of_Umbar&quot;,tfg_armor| tfg_helm| tfg_boots|tfg_shield,0,0,fac_umbar,[itm_umb_helm_d,itm_umb_helm_d_good,itm_umb_armor_e, itm_umb_armor_e_good,itm_corsair_boots,itm_umbar_cutlass,itm_umbar_rapier,itm_umb_shield_b,itm_umb_shield_d,],attr_evil_tier_4,wp_tier_4,knows_common|knows_athletics_4|knows_shield_2|knows_power_throw_1|knows_power_strike_3,bandit_face1,bandit_face2]," calcext:value-type="string">
            <text:p>["corsair_veteran_marauder","Veteran_Swordsman_of_Umbar","Veteran_Swordsmen_of_Umbar",tfg_armor| tfg_helm| tfg_boots|tfg_shield,0,0,fac_umbar,[itm_umb_helm_d,itm_umb_helm_d_good,itm_umb_armor_e, itm_umb_armor_e_good,itm_corsair_boots,itm_umbar_cutlass,itm_umbar_rapier,itm_umb_shield_b,itm_umb_shield_d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elite_marauder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9" office:value-type="string" calcext:value-type="string">
            <text:p>tfg_gloves| tfg_armor| tfg_helm| tfg_horse| tfg_boots|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f, itm_umb_armor_f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kraken,</text:p>
          </table:table-cell>
          <table:table-cell table:style-name="ce15" office:value-type="string" calcext:value-type="string">
            <text:p>itm_umb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2|knows_power_throw_2|knows_power_strike_4|knows_ironflesh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corsair_elite_marauder&quot;,&quot;Corsair_Swordmaster&quot;,&quot;Corsair_Swordmasters&quot;,tfg_gloves| tfg_armor| tfg_helm| tfg_horse| tfg_boots|tfg_shield,0,0,fac_umbar,[itm_umb_helm_e,itm_umb_helm_f,itm_umb_armor_f, itm_umb_armor_f_good,itm_leather_gloves,itm_corsair_boots,itm_kraken,itm_umb_shield_c,],attr_evil_tier_5,wp_tier_5,knows_common|knows_athletics_6|knows_shield_2|knows_power_throw_2|knows_power_strike_4|knows_ironflesh_3,bandit_face1,bandit_face2]," calcext:value-type="string">
            <text:p>["corsair_elite_marauder","Corsair_Swordmaster","Corsair_Swordmasters",tfg_gloves| tfg_armor| tfg_helm| tfg_horse| tfg_boots|tfg_shield,0,0,fac_umbar,[itm_umb_helm_e,itm_umb_helm_f,itm_umb_armor_f, itm_umb_armor_f_good,itm_leather_gloves,itm_corsair_boots,itm_kraken,itm_umb_shield_c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sassin_of_umbar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d_good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50) | wp_melee(200)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ssassin_of_umbar&quot;,&quot;Corsair_Assassin&quot;,&quot;Corsair_Assassins&quot;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" calcext:value-type="string">
            <text:p>["assassin_of_umbar","Corsair_Assassin","Corsair_Assassins"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assassin_of_umbar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d_good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50) | wp_melee(200)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master_assassin_of_umbar&quot;,&quot;Corsair_Assassin&quot;,&quot;Corsair_Assassins&quot;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man_of_umbar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pikeman_of_umbar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pikeman_of_umbar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pikeman_of_umba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e, itm_umb_armor_e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veteran_pikeman_of_umba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veteran_pikeman_of_umba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_master_of_umbar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9" office:value-type="string" calcext:value-type="string">
            <text:p>tfg_gloves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f, itm_umb_armor_f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kraken,</text:p>
          </table:table-cell>
          <table:table-cell table:style-name="ce15" office:value-type="string" calcext:value-type="string">
            <text:p>itm_umb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2|knows_power_strike_6|knows_ironflesh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pike_master_of_umbar&quot;,&quot;Corsair_Swordmaster&quot;,&quot;Corsair_Swordmasters&quot;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" calcext:value-type="string">
            <text:p>["pike_master_of_umbar","Corsair_Swordmaster","Corsair_Swordmasters"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rc_coif_bad,itm_orc_coif,</text:p>
          </table:table-cell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throw_1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9" office:value-type="string" calcext:value-type="string">
            <text:p>tf_orc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a,itm_isen_orc_helm_b,</text:p>
          </table:table-cell>
          <table:table-cell table:style-name="ce15" office:value-type="string" calcext:value-type="string">
            <text:p>itm_isen_orc_armor_c,itm_isen_orc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spear,itm_isengard_spear,itm_orc_simple_spear,itm_orc_bill,itm_orc_bill,</text:p>
          </table:table-cell>
          <table:table-cell table:style-name="ce15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throw_2|knows_power_strike_3</text:p>
          </table:table-cell>
          <table:table-cell table:style-name="ce30" office:value-type="string" calcext:value-type="string">
            <text:p>orc_face2</text:p>
          </table:table-cell>
          <table:table-cell table:style-name="ce30" office:value-type="string" calcext:value-type="string">
            <text:p>orc_face3</text:p>
          </table:table-cell>
          <table:table-cell table:style-name="ce32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hammer,itm_isengard_spear,itm_isengard_spear,itm_orc_simple_spear,itm_orc_bill,</text:p>
          </table:table-cell>
          <table:table-cell table:style-name="ce15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throw_2|knows_power_strike_4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5</text:p>
          </table:table-cell>
          <table:table-cell table:style-name="ce32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hammer,itm_isengard_spear,itm_isengard_spear,itm_orc_simple_spear,itm_orc_bill,itm_orc_bill,</text:p>
          </table:table-cell>
          <table:table-cell table:style-name="ce15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throw_3|knows_power_strike_4</text:p>
          </table:table-cell>
          <table:table-cell table:style-name="ce30" office:value-type="string" calcext:value-type="string">
            <text:p>orc_face6</text:p>
          </table:table-cell>
          <table:table-cell table:style-name="ce30" office:value-type="string" calcext:value-type="string">
            <text:p>orc_face7</text:p>
          </table:table-cell>
          <table:table-cell table:style-name="ce32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9" office:value-type="string" calcext:value-type="string">
            <text:p>tf_orc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6|knows_power_strike_4</text:p>
          </table:table-cell>
          <table:table-cell table:style-name="ce30" office:value-type="string" calcext:value-type="string">
            <text:p>orc_face8</text:p>
          </table:table-cell>
          <table:table-cell table:style-name="ce30" office:value-type="string" calcext:value-type="string">
            <text:p>orc_face9</text:p>
          </table:table-cell>
          <table:table-cell table:style-name="ce32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7|knows_power_strike_5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twohand_wood_club,itm_orc_falchion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machete,</text:p>
          </table:table-cell>
          <table:table-cell table:style-name="ce15" office:value-type="string" calcext:value-type="string">
            <text:p>itm_wargarmored_1b,itm_warg_1c,itm_warg_1b,itm_wargarmored_2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3|knows_horse_archery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9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falchion,itm_orc_sabre,</text:p>
          </table:table-cell>
          <table:table-cell table:style-name="ce15" office:value-type="string" calcext:value-type="string">
            <text:p>itm_wargarmored_1b,itm_wargarmored_1c,itm_wargarmored_2b,itm_wargarmored_2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power_throw_5|knows_power_strike_4|knows_horse_archery_5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9" office:value-type="string" calcext:value-type="string">
            <text:p>tf_urukhai| tf_mounted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heavy_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e,</text:p>
          </table:table-cell>
          <table:table-cell table:style-name="ce15" office:value-type="string" calcext:value-type="string">
            <text:p>itm_isen_uruk_heavy_d,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athletics_4|knows_power_draw_3|knows_power_strike_2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</text:p>
          </table:table-cell>
          <table:table-cell table:style-name="ce15" office:value-type="string" calcext:value-type="string">
            <text:p>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swor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athletics_4|knows_power_draw_4|knows_power_strike_2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9" office:value-type="string" calcext:value-type="string">
            <text:p>tf_urukhai| tf_mounted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itm_isen_uruk_helm_e,</text:p>
          </table:table-cell>
          <table:table-cell table:style-name="ce15" office:value-type="string" calcext:value-type="string">
            <text:p>itm_isen_uruk_light_a,itm_isen_uruk_light_b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mallet,itm_isengard_sword,itm_isengard_halberd,itm_isengard_heavy_sword,</text:p>
          </table:table-cell>
          <table:table-cell table:style-name="ce15" table:number-columns-repeated="2"/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athletics_7|knows_power_strike_6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isengard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9" office:value-type="string" calcext:value-type="string">
            <text:p>tf_urukhai| tf_mount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1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of_isengard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a,</text:p>
          </table:table-cell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2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of_isengard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heavy_a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heavy_axe,itm_isengard_swor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heavy_sword,</text:p>
          </table:table-cell>
          <table:table-cell table:style-name="ce15" office:value-type="string" calcext:value-type="string">
            <text:p>itm_isen_uruk_shiel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mallet,itm_isengard_heavy_sword,</text:p>
          </table:table-cell>
          <table:table-cell table:style-name="ce15" office:value-type="string" calcext:value-type="string">
            <text:p>itm_isengard_axe,itm_isengard_hammer,itm_isen_uruk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6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9" office:value-type="string" calcext:value-type="string">
            <text:p>tf_urukhai| tf_mounte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light_a,itm_isen_uruk_heavy_a,</text:p>
          </table:table-cell>
          <table:table-cell table:style-name="ce15"/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light_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itm_isengar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hai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banner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9" office:value-type="string" calcext:value-type="string">
            <text:p>tf_uruk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m_uruk_light_a,itm_m_uruk_light_a_good, itm_m_uruk_light_a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axe,itm_orc_falchion,itm_orc_sabre,itm_orc_simple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3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a,itm_uruk_helm_b,itm_orc_coif,</text:p>
          </table:table-cell>
          <table:table-cell table:style-name="ce15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uruk_spear,</text:p>
          </table:table-cell>
          <table:table-cell table:style-name="ce15" office:value-type="string" calcext:value-type="string">
            <text:p>itm_uruk_falchion_a,itm_uruk_falchion_b,itm_mordor_uruk_shield_a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4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uruk_ragwrap,itm_uruk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4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9" office:value-type="string" calcext:value-type="string">
            <text:p>tf_uruk| tfg_shiel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power_throw_3|knows_ironflesh_4|knows_shield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uruk_voulg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f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voulge,itm_uruk_heavy_ax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7|knows_power_strike_7|knows_power_draw_4|knows_ironflesh_7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9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e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uruk_heavy_axe,</text:p>
          </table:table-cell>
          <table:table-cell table:style-name="ce15" office:value-type="string" calcext:value-type="string">
            <text:p>itm_uruk_falchion_a,itm_uruk_falchion_b,itm_mordor_uruk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9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mordor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mordor_banner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9" office:value-type="string" calcext:value-type="string">
            <text:p>tf_troll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troll_head_helm,itm_troll_head_helm_b,itm_troll_head_helm_c,</text:p>
          </table:table-cell>
          <table:table-cell table:style-name="ce15" table:number-columns-repeated="2"/>
          <table:table-cell table:style-name="ce15" office:value-type="string" calcext:value-type="string">
            <text:p>itm_troll_feet_boots,</text:p>
          </table:table-cell>
          <table:table-cell table:style-name="ce15" office:value-type="string" calcext:value-type="string">
            <text:p>itm_tree_trunk_club_a,itm_tree_trunk_club_a,itm_tree_trunk_club_a,itm_tree_trunk_club_b,itm_tree_trunk_club_b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58)</text:p>
          </table:table-cell>
          <table:table-cell table:style-name="ce27" office:value-type="string" calcext:value-type="string">
            <text:p>wp(75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commoners</text:p>
          </table:table-cell>
          <table:table-cell table:style-name="ce15" office:value-type="string" calcext:value-type="string">
            <text:p>itm_ent_head_helm,itm_ent_head_helm2,itm_ent_head_helm3,</text:p>
          </table:table-cell>
          <table:table-cell table:style-name="ce15" office:value-type="string" calcext:value-type="string">
            <text:p>itm_ent_body,</text:p>
          </table:table-cell>
          <table:table-cell table:style-name="ce15" office:value-type="string" calcext:value-type="string">
            <text:p>itm_ent_hands,</text:p>
          </table:table-cell>
          <table:table-cell table:style-name="ce15" office:value-type="string" calcext:value-type="string">
            <text:p>itm_ent_feet_boots,</text:p>
          </table:table-cell>
          <table:table-cell table:style-name="ce15" office:value-type="string" calcext:value-type="string">
            <text:p>itm_tree_trunk_invis,</text:p>
          </table:table-cell>
          <table:table-cell table:style-name="ce15"/>
          <table:table-cell table:style-name="ce15" office:value-type="string" calcext:value-type="string">
            <text:p>itm_ent_water,</text:p>
          </table:table-cell>
          <table:table-cell table:style-name="ce27" office:value-type="string" calcext:value-type="string">
            <text:p>str_255| agi_3| int_3| cha_3|level(63)</text:p>
          </table:table-cell>
          <table:table-cell table:style-name="ce27" office:value-type="string" calcext:value-type="string">
            <text:p>wp(2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s_of_Guldu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_bad, itm_orc_coif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imple_spea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_Tracker_of_Guldur</text:p>
          </table:table-cell>
          <table:table-cell table:style-name="ce3" office:value-type="string" calcext:value-type="string">
            <text:p>Orc_Trackers_of_Guldu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itm_orc_simple_spear,itm_orc_axe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Tracker_of_Guldur&quot;,&quot;Orc_Trackers_of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orc_of_guldur","Orc_Tracker_of_Guldur","Orc_Trackers_of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machete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, itm_orc_nosehelm_bad, 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falchion,itm_orc_sabre,itm_orc_slasher,itm_orc_axe,</text:p>
          </table:table-cell>
          <table:table-cell table:style-name="ce15"/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9" office:value-type="string" calcext:value-type="string">
            <text:p>tf_orc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sabre,itm_orc_falchion,itm_orc_slasher,itm_orc_axe,</text:p>
          </table:table-cell>
          <table:table-cell table:style-name="ce15" office:value-type="string" calcext:value-type="string">
            <text:p>itm_orc_throwing_axes,itm_orc_throwing_arrow,itm_mordor_orc_shield_b,itm_mordor_orc_shield_c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3|knows_power_throw_3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_good, itm_orc_buckethelm_bad, itm_orc_buckethelm, itm_orc_kettle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c,itm_orc_sabre,itm_orc_falchion,itm_orc_two_handed_axe,itm_twohand_wood_club,itm_orc_scimitar,</text:p>
          </table:table-cell>
          <table:table-cell table:style-name="ce15" office:value-type="string" calcext:value-type="string">
            <text:p>itm_mordor_orc_shield_b,itm_mordor_orc_shield_c,itm_mordor_orc_shield_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strike_4|knows_power_throw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 itm_orc_nosehelm,itm_orc_visor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</text:p>
          </table:table-cell>
          <table:table-cell table:style-name="ce15" office:value-type="string" calcext:value-type="string">
            <text:p>itm_wargarmored_1b,itm_warg_1b,itm_warg_1d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horse_archery_2|knows_riding_4|knows_power_throw_3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at_warg_rider_of_mordo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itm_orc_slasher,</text:p>
          </table:table-cell>
          <table:table-cell table:style-name="ce15" office:value-type="string" calcext:value-type="string">
            <text:p>itm_wargarmored_2b,itm_wargarmored_2c,itm_warg_1d,itm_warg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horse_archery_3|knows_power_throw_4|knows_power_strike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s</text:p>
          </table:table-cell>
          <table:table-cell table:style-name="ce9" office:value-type="string" calcext:value-type="string">
            <text:p>tf_orc| tfg_armor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itm_orc_morion_bad,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imple_spear,itm_orc_bill,</text:p>
          </table:table-cell>
          <table:table-cell table:style-name="ce15" office:value-type="string" calcext:value-type="string">
            <text:p>itm_wood_club,itm_orc_slasher,itm_orc_machete,itm_mordor_orc_shield_c,itm_mordor_orc_shield_d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5|knows_power_strike_3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s</text:p>
          </table:table-cell>
          <table:table-cell table:style-name="ce9" office:value-type="string" calcext:value-type="string">
            <text:p>tf_orc| tfg_armor| tfg_helm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good, itm_orc_morion_good, itm_orc_bucket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kull_spear,itm_orc_bill,</text:p>
          </table:table-cell>
          <table:table-cell table:style-name="ce15" office:value-type="string" calcext:value-type="string">
            <text:p>itm_orc_slasher,itm_orc_machete,itm_mordor_orc_shield_d,itm_mordor_orc_shield_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shield_1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tracker_of_mordor</text:p>
          </table:table-cell>
          <table:table-cell table:number-columns-repeated="2" table:style-name="ce3" office:value-type="string" calcext:value-type="string">
            <text:p>Large_Orc_Tracker_of_Guldu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nosehelm_bad,</text:p>
          </table:table-cell>
          <table:table-cell table:style-name="ce15" office:value-type="string" calcext:value-type="string">
            <text:p>itm_m_orc_light_b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two_handed_axe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1|knows_athletics_5|knows_power_draw_4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Large_Orc_Tracker_of_Guldur&quot;,&quot;Large_Orc_Tracker_of_Guldur&quot;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orc_tracker_of_mordor","Large_Orc_Tracker_of_Guldur","Large_Orc_Tracker_of_Guldur"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_of_Guldur</text:p>
          </table:table-cell>
          <table:table-cell table:style-name="ce3" office:value-type="string" calcext:value-type="string">
            <text:p>Fell_Orc_Trackers_of_Guldur</text:p>
          </table:table-cell>
          <table:table-cell table:style-name="ce9" office:value-type="string" calcext:value-type="string">
            <text:p>tf_orc| tfg_ranged| tfg_helm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c,itm_m_orc_light_d,itm_m_orc_light_e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15" office:value-type="string" calcext:value-type="string">
            <text:p>itm_orc_two_handed_ax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riding_1|knows_athletics_6|knows_power_draw_5|knows_power_strike_3|knows_ironflesh_2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Guldur&quot;,&quot;Fell_Orc_Trackers_of_Guldur&quot;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" calcext:value-type="string">
            <text:p>["fell_orc_tracker_of_mordor","Fell_Orc_Tracker_of_Guldur","Fell_Orc_Trackers_of_Guldur"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table:number-columns-repeated="2"/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 itm_orc_coif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, itm_orc_coif_good, itm_orc_buckethelm_bad, 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4|knows_power_draw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falchion,itm_orc_simple_spear,itm_wood_club,</text:p>
          </table:table-cell>
          <table:table-cell table:style-name="ce15" office:value-type="string" calcext:value-type="string">
            <text:p>itm_orc_throwing_arrow,itm_orc_shield_b,itm_orc_shield_a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str_7| agi_7| int_4| cha_4|level(9)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nosehelm, itm_orc_beakhelm_bad,</text:p>
          </table:table-cell>
          <table:table-cell table:style-name="ce15" office:value-type="string" calcext:value-type="string">
            <text:p>itm_moria_armor_a,itm_moria_armor_b,itm_moria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abre,itm_orc_sabre,itm_orc_throwing_arrow,itm_orc_scimitar,itm_orc_sabre,itm_orc_simple_spear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15" office:value-type="string" calcext:value-type="string">
            <text:p>itm_warg_1d,itm_warg_1d,itm_warg_1b,itm_warg_1c,</text:p>
          </table:table-cell>
          <table:table-cell table:style-name="ce27" office:value-type="string" calcext:value-type="string">
            <text:p>str_9| agi_8| int_4| cha_4|level(17)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4|knows_horse_archery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9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ughelm_good, itm_orc_beakhelm, <text:s/>itm_gundabad_helm_e,</text:p>
          </table:table-cell>
          <table:table-cell table:style-name="ce15" office:value-type="string" calcext:value-type="string">
            <text:p>itm_moria_armor_c,itm_moria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itm_orc_sabre,itm_orc_scimitar,itm_orc_simple_spear,itm_orc_skull_spear, itm_uruk_spear,</text:p>
          </table:table-cell>
          <table:table-cell table:style-name="ce15" office:value-type="string" calcext:value-type="string">
            <text:p>itm_moria_orc_shield_c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4|knows_power_throw_4|knows_power_strike_4|knows_horse_archery_5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machete,itm_orc_axe,itm_wood_club,</text:p>
          </table:table-cell>
          <table:table-cell table:style-name="ce15" office:value-type="string" calcext:value-type="string">
            <text:p>itm_orc_shield_a</text:p>
          </table:table-cell>
          <table:table-cell table:style-name="ce15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9</text:p>
          </table:table-cell>
          <table:table-cell table:style-name="ce32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, itm_orc_bughelm_bad, itm_orc_beakhelm_bad,</text:p>
          </table:table-cell>
          <table:table-cell table:style-name="ce15" office:value-type="string" calcext:value-type="string">
            <text:p>itm_moria_armor_b,itm_moria_armor_c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simple_spear,</text:p>
          </table:table-cell>
          <table:table-cell table:style-name="ce15" office:value-type="string" calcext:value-type="string">
            <text:p>itm_moria_orc_shield_b,itm_orc_shield_b,itm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9" office:value-type="string" calcext:value-type="string">
            <text:p>tf_orc| tfg_shield| tfg_armor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eakhelm, </text:p>
          </table:table-cell>
          <table:table-cell table:style-name="ce15" office:value-type="string" calcext:value-type="string">
            <text:p>itm_moria_armor_d,itm_moria_armor_c,itm_moria_armor_d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simple_spear,itm_orc_bill,</text:p>
          </table:table-cell>
          <table:table-cell table:style-name="ce15" office:value-type="string" calcext:value-type="string">
            <text:p>itm_orc_throwing_axes,itm_moria_orc_shield_c,itm_moria_orc_shield_b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good, itm_orc_beakhelm_good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axe,itm_orc_slasher,itm_orc_throwing_axes,</text:p>
          </table:table-cell>
          <table:table-cell table:style-name="ce15" office:value-type="string" calcext:value-type="string">
            <text:p>itm_moria_orc_shield_b,itm_moria_orc_shield_c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draw_2|knows_power_throw_3|knows_power_strike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eakhelm_bad, </text:p>
          </table:table-cell>
          <table:table-cell table:style-name="ce15" office:value-type="string" calcext:value-type="string">
            <text:p>itm_moria_armor_b,</text:p>
          </table:table-cell>
          <table:table-cell table:style-name="ce15" table:number-columns-repeated="2"/>
          <table:table-cell table:style-name="ce15" office:value-type="string" calcext:value-type="string">
            <text:p><text:s/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9" office:value-type="string" calcext:value-type="string">
            <text:p>tf_orc| tfg_rang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ughelm, itm_orc_beakhelm,</text:p>
          </table:table-cell>
          <table:table-cell table:style-name="ce15" office:value-type="string" calcext:value-type="string">
            <text:p>itm_moria_armor_c,itm_moria_armor_b,itm_moria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lordly,itm_orc_bughelm_lordly,itm_uruk_helm_e,itm_uruk_helm_f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d,itm_dwarf_war_pick_old,</text:p>
          </table:table-cell>
          <table:table-cell table:style-name="ce15" office:value-type="string" calcext:value-type="string">
            <text:p>itm_orc_javelin,itm_orc_javelin,itm_moria_orc_shield_b,itm_moria_orc_shield_c</text:p>
          </table:table-cell>
          <table:table-cell table:style-name="ce15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power_strike_6|knows_power_throw_5|knows_ironflesh_7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orc_chieftain_of_moria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eakhelm_lordly,itm_uruk_helm_c,itm_uruk_helm_d,itm_uruk_helm_f,</text:p>
          </table:table-cell>
          <table:table-cell table:style-name="ce15" office:value-type="string" calcext:value-type="string">
            <text:p>(itm_moria_armor_e, imod_sturdy),(itm_moria_armor_e, imod_reinforced),(itm_moria_armor_e, imod_lordly),</text:p>
          </table:table-cell>
          <table:table-cell table:style-name="ce15"/>
          <table:table-cell table:style-name="ce15" office:value-type="string" calcext:value-type="string">
            <text:p>itm_uruk_greaves, itm_orc_greaves, </text:p>
          </table:table-cell>
          <table:table-cell table:style-name="ce15" office:value-type="string" calcext:value-type="string">
            <text:p>itm_rhun_falchion,itm_rhun_shortsword,itm_rhun_sword, </text:p>
          </table:table-cell>
          <table:table-cell table:style-name="ce15" office:value-type="string" calcext:value-type="string">
            <text:p>itm_orc_skull_spear,itm_uruk_spear, itm_moria_orc_shield_a, (itm_orc_shield_c, imod_reinforced)</text:p>
          </table:table-cell>
          <table:table-cell table:style-name="ce15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6|knows_power_strike_4|knows_ironflesh_10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6|knows_power_strike_4|knows_ironflesh_10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6|knows_power_strike_4|knows_ironflesh_10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a,itm_orc_tribal_a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lasher,itm_orc_simple_spear,itm_orc_simple_spear,itm_bone_cudgel,</text:p>
          </table:table-cell>
          <table:table-cell table:style-name="ce15" office:value-type="string" calcext:value-type="string">
            <text:p>itm_orc_bow,itm_orc_hook_arrow, itm_orc_throwing_arrow</text:p>
          </table:table-cell>
          <table:table-cell table:style-name="ce15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5|knows_power_throw_2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5" office:value-type="string" calcext:value-type="string">
            <text:p>itm_orc_bow,itm_orc_hook_arrow, itm_orc_throwing_arrow,</text:p>
          </table:table-cell>
          <table:table-cell table:style-name="ce15" office:value-type="string" calcext:value-type="string">
            <text:p>itm_orc_shield_a,itm_orc_shield_b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6|knows_power_draw_1|knows_power_throw_3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b, itm_orc_coif,</text:p>
          </table:table-cell>
          <table:table-cell table:style-name="ce15" office:value-type="string" calcext:value-type="string">
            <text:p>itm_gundabad_armor_d,itm_gundaba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falchion,itm_orc_machete,itm_orc_scimitar,itm_orc_axe,itm_orc_skull_spear,</text:p>
          </table:table-cell>
          <table:table-cell table:style-name="ce15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7|knows_power_draw_2|knows_power_throw_5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9" office:value-type="string" calcext:value-type="string">
            <text:p>tf_orc| tfg_shield| tfg_armor| tfg_helm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d,</text:p>
          </table:table-cell>
          <table:table-cell table:style-name="ce15" office:value-type="string" calcext:value-type="string">
            <text:p><text:s/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cimitar,itm_orc_sabre,itm_orc_club_c,</text:p>
          </table:table-cell>
          <table:table-cell table:style-name="ce15" office:value-type="string" calcext:value-type="string">
            <text:p>itm_orc_javelin,itm_orc_throwing_arrow, <text:s text:c="2"/>itm_orc_throwing_axes,</text:p>
          </table:table-cell>
          <table:table-cell table:style-name="ce15" office:value-type="string" calcext:value-type="string">
            <text:p>itm_orc_shield_b,itm_orc_shield_c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6|knows_power_strike_5|knows_ironflesh_4|knows_shield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throwing_arrow,   itm_orc_throwing_axes,itm_orc_shield_b,itm_orc_shield_c,],str_11| agi_9| int_4| cha_4|level(25),wp_orc_tier_4,knows_athletics_8|knows_power_throw_6|knows_power_strike_5|knows_ironflesh_4|knows_shield_4,orc_face3,orc_face8]," calcext:value-type="string">
            <text:p>["i4_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throwing_arrow, <text:s text:c="2"/>itm_orc_throwing_axes,itm_orc_shield_b,itm_orc_shield_c,],str_11| agi_9| int_4| cha_4|level(25),wp_orc_tier_4,knows_athletics_8|knows_power_throw_6|knows_power_strike_5|knows_ironflesh_4|knows_shield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9" office:value-type="string" calcext:value-type="string">
            <text:p>tf_orc| tfg_armor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itm_gundabad_helm_c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5" office:value-type="string" calcext:value-type="string">
            <text:p>itm_orc_throwing_axes,itm_orc_throwing_axes_reward,</text:p>
          </table:table-cell>
          <table:table-cell table:style-name="ce15"/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10|knows_power_throw_6|knows_power_strike_7|knows_ironflesh_7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4_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machete,itm_orc_scimitar,itm_orc_falchion,</text:p>
          </table:table-cell>
          <table:table-cell table:style-name="ce15" office:value-type="string" calcext:value-type="string">
            <text:p>itm_warg_1c,itm_warg_1d,itm_warg_1b,itm_warg_1d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5_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d,itm_gundabad_helm_e,</text:p>
          </table:table-cell>
          <table:table-cell table:style-name="ce15" office:value-type="string" calcext:value-type="string">
            <text:p>itm_gundaba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scimitar,</text:p>
          </table:table-cell>
          <table:table-cell table:style-name="ce15" office:value-type="string" calcext:value-type="string">
            <text:p>itm_warg_1d,itm_warg_1b,itm_warg_1d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bow_5</text:p>
          </table:table-cell>
          <table:table-cell table:style-name="ce27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9" office:value-type="string" calcext:value-type="string">
            <text:p>tf_orc| tf_mount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b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15" office:value-type="string" calcext:value-type="string">
            <text:p>itm_wood_club,itm_twohand_wood_club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riding_3|knows_horse_archery_4|knows_power_throw_2|knows_power_draw_2|knows_power_strike_1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1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9" office:value-type="string" calcext:value-type="string">
            <text:p>tf_orc| tf_mount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b,itm_gundabad_helm_c,</text:p>
          </table:table-cell>
          <table:table-cell table:style-name="ce15" office:value-type="string" calcext:value-type="string">
            <text:p>itm_gundabad_armor_b,itm_gundabad_armor_b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orc_machete,itm_orc_scimitar,itm_orc_falchion,itm_twohand_wood_club,itm_orc_club_b,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riding_4|knows_power_strike_4|knows_ironflesh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9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e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3a,itm_wargarmored_3a,itm_wargarmored_3a,itm_warg_reward,</text:p>
          </table:table-cell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riding_6|knows_power_strike_5|knows_ironflesh_6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armored_3a,itm_wargarmored_3a,itm_warg_reward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armored_3a,itm_wargarmored_3a,itm_warg_reward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evil_light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uruk_spear,itm_uruk_falchion_a,itm_orc_sabre,</text:p>
          </table:table-cell>
          <table:table-cell table:style-name="ce15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1|knows_athletics_1|knows_power_strike_1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mb_hood,itm_orc_coif,</text:p>
          </table:table-cell>
          <table:table-cell table:style-name="ce15" office:value-type="string" calcext:value-type="string">
            <text:p>itm_evil_light_armor,itm_m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mordor_sword,itm_uruk_pike_b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athletics_2|knows_shield_2|knows_power_strike_3|knows_ironflesh_3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mordor_longsword,itm_mordor_sword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athletics_4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longsword,itm_orc_club_d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athletics_5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9" office:value-type="string" calcext:value-type="string">
            <text:p>tf_evil_man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itm_umb_hood,itm_umb_hood,</text:p>
          </table:table-cell>
          <table:table-cell table:style-name="ce15" office:value-type="string" calcext:value-type="string">
            <text:p>itm_m_armor_a,itm_m_armor_b,itm_black_num_armor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throwing_dagger, itm_corsair_throwing_dagger, itm_corsair_throwing_dagger,</text:p>
          </table:table-cell>
          <table:table-cell table:style-name="ce15" office:value-type="string" calcext:value-type="string">
            <text:p>itm_mordor_sword,itm_mordor_longsword, itm_umb_shield_a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9|knows_shield_2|knows_power_strike_6|knows_power_throw_8|knows_ironflesh_7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mordor_longsword,itm_uruk_spear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 office:value-type="string" calcext:value-type="string">
            <text:p>itm_mordor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<text:s/>itm_uruk_greaves,</text:p>
          </table:table-cell>
          <table:table-cell table:style-name="ce15" office:value-type="string" calcext:value-type="string">
            <text:p>itm_mordor_longsword,itm_uruk_spear, itm_uruk_pike_b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7"/>
        <table:table-column table:style-name="co23" table:default-cell-style-name="ce37"/>
        <table:table-row table:style-name="ro6">
          <table:table-cell table:number-columns-repeated="7"/>
          <table:table-cell table:style-name="ce39" office:value-type="string" calcext:value-type="string">
            <text:p>Char 1</text:p>
          </table:table-cell>
          <table:table-cell table:style-name="ce39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2</text:p>
          </table:table-cell>
          <table:table-cell table:style-name="ce39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3</text:p>
          </table:table-cell>
          <table:table-cell table:style-name="ce39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4</text:p>
          </table:table-cell>
          <table:table-cell table:style-name="ce39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5</text:p>
          </table:table-cell>
          <table:table-cell table:style-name="ce39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6</text:p>
          </table:table-cell>
          <table:table-cell table:style-name="ce39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7</text:p>
          </table:table-cell>
          <table:table-cell table:style-name="ce39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.00.0000</text:date>, <text:time style:data-style-name="N2" text:time-value="16:26:37.89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12-17T17:24:00.065000000</dc:date>
    <meta:editing-duration>P1DT11H26M19S</meta:editing-duration>
    <meta:editing-cycles>160</meta:editing-cycles>
    <meta:document-statistic meta:table-count="2" meta:cell-count="6660" meta:object-count="0"/>
  </office:meta>
</office:document-meta>
</file>